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/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1098720" table:style-name="ce17">
            <text:p>1.098.720</text:p>
          </table:table-cell>
          <table:table-cell office:value-type="float" office:value="168000" table:style-name="ce18">
            <text:p>168.000</text:p>
          </table:table-cell>
          <table:table-cell office:value-type="float" office:value="381600" table:style-name="ce18">
            <text:p>381.600</text:p>
          </table:table-cell>
          <table:table-cell office:value-type="float" office:value="1648320" table:style-name="ce19">
            <text:p>1.648.320</text:p>
          </table:table-cell>
          <table:table-cell office:value-type="float" office:value="1517023" table:style-name="ce19">
            <text:p>1.517.023</text:p>
          </table:table-cell>
          <table:table-cell office:value-type="percentage" office:value="0.92034495728984667" table:style-name="ce20">
            <text:p>92,0%</text:p>
          </table:table-cell>
          <table:table-cell office:value-type="float" office:value="522041" table:style-name="ce17">
            <text:p>522.041</text:p>
          </table:table-cell>
          <table:table-cell office:value-type="date" office:date-value="2021-04-04T00:00:00" table:style-name="ce21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209745" table:style-name="ce22">
            <text:p>209.745</text:p>
          </table:table-cell>
          <table:table-cell office:value-type="float" office:value="35300" table:style-name="ce23">
            <text:p>35.300</text:p>
          </table:table-cell>
          <table:table-cell office:value-type="float" office:value="59900" table:style-name="ce23">
            <text:p>59.900</text:p>
          </table:table-cell>
          <table:table-cell office:value-type="float" office:value="304945" table:style-name="ce24">
            <text:p>304.945</text:p>
          </table:table-cell>
          <table:table-cell office:value-type="float" office:value="265649" table:style-name="ce24">
            <text:p>265.649</text:p>
          </table:table-cell>
          <table:table-cell office:value-type="percentage" office:value="0.8711374182229582" table:style-name="ce25">
            <text:p>87,1%</text:p>
          </table:table-cell>
          <table:table-cell office:value-type="float" office:value="96812" table:style-name="ce22">
            <text:p>96.812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203315" table:style-name="ce22">
            <text:p>203.315</text:p>
          </table:table-cell>
          <table:table-cell office:value-type="float" office:value="32700" table:style-name="ce23">
            <text:p>32.700</text:p>
          </table:table-cell>
          <table:table-cell office:value-type="float" office:value="46000" table:style-name="ce23">
            <text:p>46.000</text:p>
          </table:table-cell>
          <table:table-cell office:value-type="float" office:value="282015" table:style-name="ce24">
            <text:p>282.015</text:p>
          </table:table-cell>
          <table:table-cell office:value-type="float" office:value="250132" table:style-name="ce24">
            <text:p>250.132</text:p>
          </table:table-cell>
          <table:table-cell office:value-type="percentage" office:value="0.88694572983706543" table:style-name="ce25">
            <text:p>88,7%</text:p>
          </table:table-cell>
          <table:table-cell office:value-type="float" office:value="92794" table:style-name="ce22">
            <text:p>92.794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12680" table:style-name="ce22">
            <text:p>112.680</text:p>
          </table:table-cell>
          <table:table-cell office:value-type="float" office:value="18000" table:style-name="ce23">
            <text:p>18.000</text:p>
          </table:table-cell>
          <table:table-cell office:value-type="float" office:value="52700" table:style-name="ce23">
            <text:p>52.700</text:p>
          </table:table-cell>
          <table:table-cell office:value-type="float" office:value="183380" table:style-name="ce24">
            <text:p>183.380</text:p>
          </table:table-cell>
          <table:table-cell office:value-type="float" office:value="175308" table:style-name="ce24">
            <text:p>175.308</text:p>
          </table:table-cell>
          <table:table-cell office:value-type="percentage" office:value="0.95598211364379981" table:style-name="ce25">
            <text:p>95,6%</text:p>
          </table:table-cell>
          <table:table-cell office:value-type="float" office:value="49354" table:style-name="ce22">
            <text:p>49.354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800" table:style-name="ce22">
            <text:p>232.800</text:p>
          </table:table-cell>
          <table:table-cell office:value-type="float" office:value="35800" table:style-name="ce23">
            <text:p>35.800</text:p>
          </table:table-cell>
          <table:table-cell office:value-type="float" office:value="98100" table:style-name="ce23">
            <text:p>98.100</text:p>
          </table:table-cell>
          <table:table-cell office:value-type="float" office:value="366700" table:style-name="ce24">
            <text:p>366.700</text:p>
          </table:table-cell>
          <table:table-cell office:value-type="float" office:value="323880" table:style-name="ce24">
            <text:p>323.880</text:p>
          </table:table-cell>
          <table:table-cell office:value-type="percentage" office:value="0.88322879738205617" table:style-name="ce25">
            <text:p>88,3%</text:p>
          </table:table-cell>
          <table:table-cell office:value-type="float" office:value="109212" table:style-name="ce22">
            <text:p>109.212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97845" table:style-name="ce22">
            <text:p>97.845</text:p>
          </table:table-cell>
          <table:table-cell office:value-type="float" office:value="15300" table:style-name="ce23">
            <text:p>15.300</text:p>
          </table:table-cell>
          <table:table-cell office:value-type="float" office:value="26200" table:style-name="ce23">
            <text:p>26.200</text:p>
          </table:table-cell>
          <table:table-cell office:value-type="float" office:value="139345" table:style-name="ce24">
            <text:p>139.345</text:p>
          </table:table-cell>
          <table:table-cell office:value-type="float" office:value="120751" table:style-name="ce24">
            <text:p>120.751</text:p>
          </table:table-cell>
          <table:table-cell office:value-type="percentage" office:value="0.86656141232193473" table:style-name="ce25">
            <text:p>86,7%</text:p>
          </table:table-cell>
          <table:table-cell office:value-type="float" office:value="44814" table:style-name="ce22">
            <text:p>44.814</text:p>
          </table:table-cell>
          <table:table-cell office:value-type="date" office:date-value="2021-04-03T00:00:00" table:style-name="ce26">
            <text:p>03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63035" table:style-name="ce22">
            <text:p>463.035</text:p>
          </table:table-cell>
          <table:table-cell office:value-type="float" office:value="78300" table:style-name="ce23">
            <text:p>78.300</text:p>
          </table:table-cell>
          <table:table-cell office:value-type="float" office:value="108100" table:style-name="ce23">
            <text:p>108.100</text:p>
          </table:table-cell>
          <table:table-cell office:value-type="float" office:value="649435" table:style-name="ce24">
            <text:p>649.435</text:p>
          </table:table-cell>
          <table:table-cell office:value-type="float" office:value="572774" table:style-name="ce24">
            <text:p>572.774</text:p>
          </table:table-cell>
          <table:table-cell office:value-type="percentage" office:value="0.88195739373455384" table:style-name="ce25">
            <text:p>88,2%</text:p>
          </table:table-cell>
          <table:table-cell office:value-type="float" office:value="208338" table:style-name="ce22">
            <text:p>208.338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300555" table:style-name="ce22">
            <text:p>300.555</text:p>
          </table:table-cell>
          <table:table-cell office:value-type="float" office:value="49600" table:style-name="ce23">
            <text:p>49.600</text:p>
          </table:table-cell>
          <table:table-cell office:value-type="float" office:value="92200" table:style-name="ce23">
            <text:p>92.200</text:p>
          </table:table-cell>
          <table:table-cell office:value-type="float" office:value="442355" table:style-name="ce24">
            <text:p>442.355</text:p>
          </table:table-cell>
          <table:table-cell office:value-type="float" office:value="391798" table:style-name="ce24">
            <text:p>391.798</text:p>
          </table:table-cell>
          <table:table-cell office:value-type="percentage" office:value="0.88570944151190789" table:style-name="ce25">
            <text:p>88,6%</text:p>
          </table:table-cell>
          <table:table-cell office:value-type="float" office:value="131200" table:style-name="ce22">
            <text:p>131.200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1027880" table:style-name="ce22">
            <text:p>1.027.880</text:p>
          </table:table-cell>
          <table:table-cell office:value-type="float" office:value="168400" table:style-name="ce23">
            <text:p>168.400</text:p>
          </table:table-cell>
          <table:table-cell office:value-type="float" office:value="350800" table:style-name="ce23">
            <text:p>350.800</text:p>
          </table:table-cell>
          <table:table-cell office:value-type="float" office:value="1547080" table:style-name="ce24">
            <text:p>1.547.080</text:p>
          </table:table-cell>
          <table:table-cell office:value-type="float" office:value="1441264" table:style-name="ce24">
            <text:p>1.441.264</text:p>
          </table:table-cell>
          <table:table-cell office:value-type="percentage" office:value="0.9316027613310236" table:style-name="ce25">
            <text:p>93,2%</text:p>
          </table:table-cell>
          <table:table-cell office:value-type="float" office:value="439817" table:style-name="ce22">
            <text:p>439.817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86360" table:style-name="ce22">
            <text:p>586.360</text:p>
          </table:table-cell>
          <table:table-cell office:value-type="float" office:value="96800" table:style-name="ce23">
            <text:p>96.800</text:p>
          </table:table-cell>
          <table:table-cell office:value-type="float" office:value="228100" table:style-name="ce23">
            <text:p>228.100</text:p>
          </table:table-cell>
          <table:table-cell office:value-type="float" office:value="911260" table:style-name="ce24">
            <text:p>911.260</text:p>
          </table:table-cell>
          <table:table-cell office:value-type="float" office:value="870686" table:style-name="ce24">
            <text:p>870.686</text:p>
          </table:table-cell>
          <table:table-cell office:value-type="percentage" office:value="0.95547483703882541" table:style-name="ce25">
            <text:p>95,5%</text:p>
          </table:table-cell>
          <table:table-cell office:value-type="float" office:value="262860" table:style-name="ce22">
            <text:p>262.860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78505" table:style-name="ce22">
            <text:p>178.505</text:p>
          </table:table-cell>
          <table:table-cell office:value-type="float" office:value="28100" table:style-name="ce23">
            <text:p>28.100</text:p>
          </table:table-cell>
          <table:table-cell office:value-type="float" office:value="47900" table:style-name="ce23">
            <text:p>47.900</text:p>
          </table:table-cell>
          <table:table-cell office:value-type="float" office:value="254505" table:style-name="ce24">
            <text:p>254.505</text:p>
          </table:table-cell>
          <table:table-cell office:value-type="float" office:value="236428" table:style-name="ce24">
            <text:p>236.428</text:p>
          </table:table-cell>
          <table:table-cell office:value-type="percentage" office:value="0.92897192589536548" table:style-name="ce25">
            <text:p>92,9%</text:p>
          </table:table-cell>
          <table:table-cell office:value-type="float" office:value="76771" table:style-name="ce22">
            <text:p>76.771</text:p>
          </table:table-cell>
          <table:table-cell office:value-type="date" office:date-value="2021-04-03T00:00:00" table:style-name="ce26">
            <text:p>03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427165" table:style-name="ce22">
            <text:p>427.165</text:p>
          </table:table-cell>
          <table:table-cell office:value-type="float" office:value="73600" table:style-name="ce23">
            <text:p>73.600</text:p>
          </table:table-cell>
          <table:table-cell office:value-type="float" office:value="121900" table:style-name="ce23">
            <text:p>121.900</text:p>
          </table:table-cell>
          <table:table-cell office:value-type="float" office:value="622665" table:style-name="ce24">
            <text:p>622.665</text:p>
          </table:table-cell>
          <table:table-cell office:value-type="float" office:value="540723" table:style-name="ce24">
            <text:p>540.723</text:p>
          </table:table-cell>
          <table:table-cell office:value-type="percentage" office:value="0.86840114668401147" table:style-name="ce25">
            <text:p>86,8%</text:p>
          </table:table-cell>
          <table:table-cell office:value-type="float" office:value="171172" table:style-name="ce22">
            <text:p>171.172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50375" table:style-name="ce22">
            <text:p>50.375</text:p>
          </table:table-cell>
          <table:table-cell office:value-type="float" office:value="7800" table:style-name="ce23">
            <text:p>7.800</text:p>
          </table:table-cell>
          <table:table-cell office:value-type="float" office:value="14400" table:style-name="ce23">
            <text:p>14.400</text:p>
          </table:table-cell>
          <table:table-cell office:value-type="float" office:value="72575" table:style-name="ce24">
            <text:p>72.575</text:p>
          </table:table-cell>
          <table:table-cell office:value-type="float" office:value="67487" table:style-name="ce24">
            <text:p>67.487</text:p>
          </table:table-cell>
          <table:table-cell office:value-type="percentage" office:value="0.92989321391663793" table:style-name="ce25">
            <text:p>93,0%</text:p>
          </table:table-cell>
          <table:table-cell office:value-type="float" office:value="23560" table:style-name="ce22">
            <text:p>23.560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838815" table:style-name="ce22">
            <text:p>838.815</text:p>
          </table:table-cell>
          <table:table-cell office:value-type="float" office:value="136100" table:style-name="ce23">
            <text:p>136.100</text:p>
          </table:table-cell>
          <table:table-cell office:value-type="float" office:value="305800" table:style-name="ce23">
            <text:p>305.800</text:p>
          </table:table-cell>
          <table:table-cell office:value-type="float" office:value="1280715" table:style-name="ce24">
            <text:p>1.280.715</text:p>
          </table:table-cell>
          <table:table-cell office:value-type="float" office:value="1144369" table:style-name="ce24">
            <text:p>1.144.369</text:p>
          </table:table-cell>
          <table:table-cell office:value-type="percentage" office:value="0.89353915586215515" table:style-name="ce25">
            <text:p>89,4%</text:p>
          </table:table-cell>
          <table:table-cell office:value-type="float" office:value="377368" table:style-name="ce22">
            <text:p>377.368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97285" table:style-name="ce22">
            <text:p>197.285</text:p>
          </table:table-cell>
          <table:table-cell office:value-type="float" office:value="29400" table:style-name="ce23">
            <text:p>29.400</text:p>
          </table:table-cell>
          <table:table-cell office:value-type="float" office:value="68100" table:style-name="ce23">
            <text:p>68.100</text:p>
          </table:table-cell>
          <table:table-cell office:value-type="float" office:value="294785" table:style-name="ce24">
            <text:p>294.785</text:p>
          </table:table-cell>
          <table:table-cell office:value-type="float" office:value="258999" table:style-name="ce24">
            <text:p>258.999</text:p>
          </table:table-cell>
          <table:table-cell office:value-type="percentage" office:value="0.87860304968027547" table:style-name="ce25">
            <text:p>87,9%</text:p>
          </table:table-cell>
          <table:table-cell office:value-type="float" office:value="90458" table:style-name="ce22">
            <text:p>90.458</text:p>
          </table:table-cell>
          <table:table-cell office:value-type="date" office:date-value="2021-04-04T00:00:00" table:style-name="ce26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95505" table:style-name="ce22">
            <text:p>95.505</text:p>
          </table:table-cell>
          <table:table-cell office:value-type="float" office:value="15400" table:style-name="ce23">
            <text:p>15.400</text:p>
          </table:table-cell>
          <table:table-cell office:value-type="float" office:value="29800" table:style-name="ce23">
            <text:p>29.800</text:p>
          </table:table-cell>
          <table:table-cell office:value-type="float" office:value="140705" table:style-name="ce24">
            <text:p>140.705</text:p>
          </table:table-cell>
          <table:table-cell office:value-type="float" office:value="121389" table:style-name="ce24">
            <text:p>121.389</text:p>
          </table:table-cell>
          <table:table-cell office:value-type="percentage" office:value="0.86271987491560354" table:style-name="ce25">
            <text:p>86,3%</text:p>
          </table:table-cell>
          <table:table-cell office:value-type="float" office:value="39638" table:style-name="ce22">
            <text:p>39.638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314550" table:style-name="ce22">
            <text:p>314.550</text:p>
          </table:table-cell>
          <table:table-cell office:value-type="float" office:value="52900" table:style-name="ce23">
            <text:p>52.900</text:p>
          </table:table-cell>
          <table:table-cell office:value-type="float" office:value="100200" table:style-name="ce23">
            <text:p>100.200</text:p>
          </table:table-cell>
          <table:table-cell office:value-type="float" office:value="467650" table:style-name="ce24">
            <text:p>467.650</text:p>
          </table:table-cell>
          <table:table-cell office:value-type="float" office:value="370972" table:style-name="ce24">
            <text:p>370.972</text:p>
          </table:table-cell>
          <table:table-cell office:value-type="percentage" office:value="0.79326847000962253" table:style-name="ce25">
            <text:p>79,3%</text:p>
          </table:table-cell>
          <table:table-cell office:value-type="float" office:value="105535" table:style-name="ce22">
            <text:p>105.535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830" table:style-name="ce22">
            <text:p>7.830</text:p>
          </table:table-cell>
          <table:table-cell office:value-type="float" office:value="1300" table:style-name="ce23">
            <text:p>1.300</text:p>
          </table:table-cell>
          <table:table-cell office:value-type="float" office:value="3900" table:style-name="ce23">
            <text:p>3.900</text:p>
          </table:table-cell>
          <table:table-cell office:value-type="float" office:value="13030" table:style-name="ce24">
            <text:p>13.030</text:p>
          </table:table-cell>
          <table:table-cell office:value-type="float" office:value="12616" table:style-name="ce24">
            <text:p>12.616</text:p>
          </table:table-cell>
          <table:table-cell office:value-type="percentage" office:value="0.96822716807367615" table:style-name="ce25">
            <text:p>96,8%</text:p>
          </table:table-cell>
          <table:table-cell office:value-type="float" office:value="3633" table:style-name="ce22">
            <text:p>3.633</text:p>
          </table:table-cell>
          <table:table-cell office:value-type="date" office:date-value="2021-04-01T00:00:00" table:style-name="ce26">
            <text:p>01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830" table:style-name="ce22">
            <text:p>7.830</text:p>
          </table:table-cell>
          <table:table-cell office:value-type="float" office:value="1200" table:style-name="ce23">
            <text:p>1.200</text:p>
          </table:table-cell>
          <table:table-cell office:value-type="float" office:value="3900" table:style-name="ce23">
            <text:p>3.900</text:p>
          </table:table-cell>
          <table:table-cell office:value-type="float" office:value="12930" table:style-name="ce24">
            <text:p>12.930</text:p>
          </table:table-cell>
          <table:table-cell office:value-type="float" office:value="11201" table:style-name="ce24">
            <text:p>11.201</text:p>
          </table:table-cell>
          <table:table-cell office:value-type="percentage" office:value="0.8662799690641918" table:style-name="ce25">
            <text:p>86,6%</text:p>
          </table:table-cell>
          <table:table-cell office:value-type="float" office:value="2430" table:style-name="ce22">
            <text:p>2.430</text:p>
          </table:table-cell>
          <table:table-cell office:value-type="date" office:date-value="2021-04-03T00:00:00" table:style-name="ce27">
            <text:p>03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6100" table:style-name="ce23">
            <text:p>36.100</text:p>
          </table:table-cell>
          <table:table-cell office:value-type="float" office:value="55600" table:style-name="ce24">
            <text:p>55.600</text:p>
          </table:table-cell>
          <table:table-cell office:value-type="float" office:value="50245" table:style-name="ce24">
            <text:p>50.245</text:p>
          </table:table-cell>
          <table:table-cell office:value-type="percentage" office:value="0.9036870503597122" table:style-name="ce25">
            <text:p>90,4%</text:p>
          </table:table-cell>
          <table:table-cell office:value-type="float" office:value="4999" table:style-name="ce22">
            <text:p>4.999</text:p>
          </table:table-cell>
          <table:table-cell office:value-type="date" office:date-value="2021-04-04T00:00:00" table:style-name="ce27">
            <text:p>04/04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6470295" table:style-name="ce28">
            <text:p>6.470.295</text:p>
          </table:table-cell>
          <table:table-cell office:value-type="float" office:value="1044000" table:style-name="ce29">
            <text:p>1.044.000</text:p>
          </table:table-cell>
          <table:table-cell office:value-type="float" office:value="2175700" table:style-name="ce30">
            <text:p>2.175.700</text:p>
          </table:table-cell>
          <table:table-cell office:value-type="float" office:value="9689995" table:style-name="ce31">
            <text:p>9.689.995</text:p>
          </table:table-cell>
          <table:table-cell office:value-type="float" office:value="8743694" table:style-name="ce31">
            <text:p>8.743.694</text:p>
          </table:table-cell>
          <table:table-cell office:value-type="percentage" office:value="0.90234246766897197" table:style-name="ce32">
            <text:p>90,2%</text:p>
          </table:table-cell>
          <table:table-cell office:value-type="float" office:value="2852806" table:style-name="ce31">
            <text:p>2.852.806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770" table:style-name="ce7">
            <text:p>40.770</text:p>
          </table:table-cell>
          <table:table-cell office:value-type="float" office:value="38848" table:style-name="ce7">
            <text:p>38.848</text:p>
          </table:table-cell>
          <table:table-cell office:value-type="percentage" office:value="0.97884804686562144" table:style-name="ce8">
            <text:p>97,9%</text:p>
          </table:table-cell>
          <table:table-cell office:value-type="percentage" office:value="0.93270269621377633" table:style-name="ce8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577" table:style-name="ce10">
            <text:p>11.577</text:p>
          </table:table-cell>
          <table:table-cell office:value-type="float" office:value="11115" table:style-name="ce10">
            <text:p>11.115</text:p>
          </table:table-cell>
          <table:table-cell office:value-type="percentage" office:value="0.96894877803816537" table:style-name="ce11">
            <text:p>96,9%</text:p>
          </table:table-cell>
          <table:table-cell office:value-type="percentage" office:value="0.93028121861399393" table:style-name="ce11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17" table:style-name="ce10">
            <text:p>5.117</text:p>
          </table:table-cell>
          <table:table-cell office:value-type="float" office:value="4869" table:style-name="ce10">
            <text:p>4.869</text:p>
          </table:table-cell>
          <table:table-cell office:value-type="percentage" office:value="0.93104075691411936" table:style-name="ce11">
            <text:p>93,1%</text:p>
          </table:table-cell>
          <table:table-cell office:value-type="percentage" office:value="0.88591703056768556" table:style-name="ce11">
            <text:p>88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531" table:style-name="ce9">
            <text:p>10.531</text:p>
          </table:table-cell>
          <table:table-cell office:value-type="float" office:value="10531" table:style-name="ce10">
            <text:p>10.531</text:p>
          </table:table-cell>
          <table:table-cell office:value-type="float" office:value="9441" table:style-name="ce10">
            <text:p>9.44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9649605925363218" table:style-name="ce11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800" table:style-name="ce9">
            <text:p>45.800</text:p>
          </table:table-cell>
          <table:table-cell office:value-type="float" office:value="45717" table:style-name="ce10">
            <text:p>45.717</text:p>
          </table:table-cell>
          <table:table-cell office:value-type="float" office:value="43930" table:style-name="ce10">
            <text:p>43.930</text:p>
          </table:table-cell>
          <table:table-cell office:value-type="percentage" office:value="0.99818777292576422" table:style-name="ce11">
            <text:p>99,8%</text:p>
          </table:table-cell>
          <table:table-cell office:value-type="percentage" office:value="0.95917030567685591" table:style-name="ce11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387" table:style-name="ce10">
            <text:p>24.387</text:p>
          </table:table-cell>
          <table:table-cell office:value-type="float" office:value="22610" table:style-name="ce10">
            <text:p>22.610</text:p>
          </table:table-cell>
          <table:table-cell office:value-type="percentage" office:value="0.95388406477352738" table:style-name="ce11">
            <text:p>95,4%</text:p>
          </table:table-cell>
          <table:table-cell office:value-type="percentage" office:value="0.88437768911836034" table:style-name="ce11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3343" table:style-name="ce9">
            <text:p>73.343</text:p>
          </table:table-cell>
          <table:table-cell office:value-type="float" office:value="73068" table:style-name="ce10">
            <text:p>73.068</text:p>
          </table:table-cell>
          <table:table-cell office:value-type="float" office:value="62908" table:style-name="ce10">
            <text:p>62.908</text:p>
          </table:table-cell>
          <table:table-cell office:value-type="percentage" office:value="0.99625049425303025" table:style-name="ce11">
            <text:p>99,6%</text:p>
          </table:table-cell>
          <table:table-cell office:value-type="percentage" office:value="0.85772330011043996" table:style-name="ce11">
            <text:p>8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240" table:style-name="ce10">
            <text:p>29.240</text:p>
          </table:table-cell>
          <table:table-cell office:value-type="float" office:value="26788" table:style-name="ce10">
            <text:p>26.788</text:p>
          </table:table-cell>
          <table:table-cell office:value-type="percentage" office:value="0.99118644067796613" table:style-name="ce11">
            <text:p>99,1%</text:p>
          </table:table-cell>
          <table:table-cell office:value-type="percentage" office:value="0.90806779661016945" table:style-name="ce11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438" table:style-name="ce10">
            <text:p>14.438</text:p>
          </table:table-cell>
          <table:table-cell office:value-type="float" office:value="13794" table:style-name="ce10">
            <text:p>13.794</text:p>
          </table:table-cell>
          <table:table-cell office:value-type="percentage" office:value="0.94824642059634834" table:style-name="ce11">
            <text:p>94,8%</text:p>
          </table:table-cell>
          <table:table-cell office:value-type="percentage" office:value="0.9059503480887954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048" table:style-name="ce9">
            <text:p>23.048</text:p>
          </table:table-cell>
          <table:table-cell office:value-type="float" office:value="22831" table:style-name="ce10">
            <text:p>22.831</text:p>
          </table:table-cell>
          <table:table-cell office:value-type="float" office:value="21872" table:style-name="ce10">
            <text:p>21.872</text:p>
          </table:table-cell>
          <table:table-cell office:value-type="percentage" office:value="0.9905848663658452" table:style-name="ce11">
            <text:p>99,1%</text:p>
          </table:table-cell>
          <table:table-cell office:value-type="percentage" office:value="0.94897604998264495" table:style-name="ce11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9">
            <text:p>3.390</text:p>
          </table:table-cell>
          <table:table-cell office:value-type="float" office:value="3341" table:style-name="ce10">
            <text:p>3.341</text:p>
          </table:table-cell>
          <table:table-cell office:value-type="float" office:value="3224" table:style-name="ce10">
            <text:p>3.224</text:p>
          </table:table-cell>
          <table:table-cell office:value-type="percentage" office:value="0.98554572271386431" table:style-name="ce11">
            <text:p>98,6%</text:p>
          </table:table-cell>
          <table:table-cell office:value-type="percentage" office:value="0.95103244837758116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1179" table:style-name="ce9">
            <text:p>51.179</text:p>
          </table:table-cell>
          <table:table-cell office:value-type="float" office:value="49548" table:style-name="ce10">
            <text:p>49.548</text:p>
          </table:table-cell>
          <table:table-cell office:value-type="float" office:value="45552" table:style-name="ce10">
            <text:p>45.552</text:p>
          </table:table-cell>
          <table:table-cell office:value-type="percentage" office:value="0.96813146016921003" table:style-name="ce11">
            <text:p>96,8%</text:p>
          </table:table-cell>
          <table:table-cell office:value-type="percentage" office:value="0.89005256062056703" table:style-name="ce11">
            <text:p>89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225" table:style-name="ce10">
            <text:p>11.225</text:p>
          </table:table-cell>
          <table:table-cell office:value-type="float" office:value="10690" table:style-name="ce10">
            <text:p>10.690</text:p>
          </table:table-cell>
          <table:table-cell office:value-type="percentage" office:value="0.94446781657551537" table:style-name="ce11">
            <text:p>94,4%</text:p>
          </table:table-cell>
          <table:table-cell office:value-type="percentage" office:value="0.89945309213294067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52" table:style-name="ce10">
            <text:p>8.052</text:p>
          </table:table-cell>
          <table:table-cell office:value-type="float" office:value="7838" table:style-name="ce10">
            <text:p>7.838</text:p>
          </table:table-cell>
          <table:table-cell office:value-type="percentage" office:value="0.96512046026609133" table:style-name="ce11">
            <text:p>96,5%</text:p>
          </table:table-cell>
          <table:table-cell office:value-type="percentage" office:value="0.93947021455112067" table:style-name="ce11">
            <text:p>9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3000" table:style-name="ce9">
            <text:p>23.000</text:p>
          </table:table-cell>
          <table:table-cell office:value-type="float" office:value="22515" table:style-name="ce10">
            <text:p>22.515</text:p>
          </table:table-cell>
          <table:table-cell office:value-type="float" office:value="20266" table:style-name="ce10">
            <text:p>20.266</text:p>
          </table:table-cell>
          <table:table-cell office:value-type="percentage" office:value="0.97891304347826091" table:style-name="ce11">
            <text:p>97,9%</text:p>
          </table:table-cell>
          <table:table-cell office:value-type="percentage" office:value="0.88113043478260866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9" table:style-name="ce10">
            <text:p>189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9" table:style-name="ce11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92" table:style-name="ce10">
            <text:p>292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92698412698412702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405179" table:style-name="ce12">
            <text:p>405.179</text:p>
          </table:table-cell>
          <table:table-cell office:value-type="float" office:value="397502" table:style-name="ce12">
            <text:p>397.502</text:p>
          </table:table-cell>
          <table:table-cell office:value-type="float" office:value="367680" table:style-name="ce12">
            <text:p>367.680</text:p>
          </table:table-cell>
          <table:table-cell office:value-type="percentage" office:value="0.98105281863077798" table:style-name="ce13">
            <text:p>98,1%</text:p>
          </table:table-cell>
          <table:table-cell office:value-type="percentage" office:value="0.90745078101283627" table:style-name="ce13">
            <text:p>90,7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16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3">
            <text:p>Población a vacunar <text:s/>Grupos 1-5A+6</text:p>
          </table:table-cell>
          <table:table-cell office:value-type="string" table:style-name="ce3">
            <text:p>Dosis administradas</text:p>
          </table:table-cell>
          <table:table-cell office:value-type="string" table:style-name="ce3">
            <text:p>Nº Personas con 1 dosis</text:p>
          </table:table-cell>
          <table:table-cell office:value-type="string" table:style-name="ce3">
            <text:p>% 1ª dosis</text:p>
          </table:table-cell>
          <table:table-cell office:value-type="string" table:style-name="ce3">
            <text:p>Nº Personas con pauta completa</text:p>
          </table:table-cell>
          <table:table-cell office:value-type="string" table:style-name="ce3">
            <text:p>% personas con pauta completa</text:p>
          </table:table-cell>
          <table:table-cell office:value-type="string" table:style-name="ce15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60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60">
            <text:p>48,7%</text:p>
          </table:table-cell>
          <table:table-cell office:value-type="date" office:date-value="2021-03-30T00:00:00" table:style-name="ce21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210455" table:style-name="ce9">
            <text:p>210.455</text:p>
          </table:table-cell>
          <table:table-cell office:value-type="float" office:value="250339" table:style-name="ce10">
            <text:p>250.339</text:p>
          </table:table-cell>
          <table:table-cell office:value-type="float" office:value="161061" table:style-name="ce10">
            <text:p>161.061</text:p>
          </table:table-cell>
          <table:table-cell office:value-type="percentage" office:value="0.765298995034568" table:style-name="ce61">
            <text:p>76,5%</text:p>
          </table:table-cell>
          <table:table-cell office:value-type="float" office:value="89278" table:style-name="ce10">
            <text:p>89.278</text:p>
          </table:table-cell>
          <table:table-cell office:value-type="percentage" office:value="0.42421420256111758" table:style-name="ce61">
            <text:p>42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71754" table:style-name="ce9">
            <text:p>171.754</text:p>
          </table:table-cell>
          <table:table-cell office:value-type="float" office:value="225915" table:style-name="ce10">
            <text:p>225.915</text:p>
          </table:table-cell>
          <table:table-cell office:value-type="float" office:value="138822" table:style-name="ce10">
            <text:p>138.822</text:p>
          </table:table-cell>
          <table:table-cell office:value-type="percentage" office:value="0.80826065186254759" table:style-name="ce61">
            <text:p>80,8%</text:p>
          </table:table-cell>
          <table:table-cell office:value-type="float" office:value="87093" table:style-name="ce10">
            <text:p>87.093</text:p>
          </table:table-cell>
          <table:table-cell office:value-type="percentage" office:value="0.50707989333581749" table:style-name="ce61">
            <text:p>50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136065" table:style-name="ce9">
            <text:p>136.065</text:p>
          </table:table-cell>
          <table:table-cell office:value-type="float" office:value="160884" table:style-name="ce10">
            <text:p>160.884</text:p>
          </table:table-cell>
          <table:table-cell office:value-type="float" office:value="115375" table:style-name="ce10">
            <text:p>115.375</text:p>
          </table:table-cell>
          <table:table-cell office:value-type="percentage" office:value="0.8479403226399147" table:style-name="ce61">
            <text:p>84,8%</text:p>
          </table:table-cell>
          <table:table-cell office:value-type="float" office:value="45509" table:style-name="ce10">
            <text:p>45.509</text:p>
          </table:table-cell>
          <table:table-cell office:value-type="percentage" office:value="0.3344651453349502" table:style-name="ce61">
            <text:p>33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229731" table:style-name="ce9">
            <text:p>229.731</text:p>
          </table:table-cell>
          <table:table-cell office:value-type="float" office:value="304229" table:style-name="ce10">
            <text:p>304.229</text:p>
          </table:table-cell>
          <table:table-cell office:value-type="float" office:value="199517" table:style-name="ce10">
            <text:p>199.517</text:p>
          </table:table-cell>
          <table:table-cell office:value-type="percentage" office:value="0.86848096251703077" table:style-name="ce61">
            <text:p>86,8%</text:p>
          </table:table-cell>
          <table:table-cell office:value-type="float" office:value="104712" table:style-name="ce10">
            <text:p>104.712</text:p>
          </table:table-cell>
          <table:table-cell office:value-type="percentage" office:value="0.45580265615001891" table:style-name="ce61">
            <text:p>45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92346" table:style-name="ce9">
            <text:p>92.346</text:p>
          </table:table-cell>
          <table:table-cell office:value-type="float" office:value="114080" table:style-name="ce10">
            <text:p>114.080</text:p>
          </table:table-cell>
          <table:table-cell office:value-type="float" office:value="70024" table:style-name="ce10">
            <text:p>70.024</text:p>
          </table:table-cell>
          <table:table-cell office:value-type="percentage" office:value="0.75827864769454012" table:style-name="ce61">
            <text:p>75,8%</text:p>
          </table:table-cell>
          <table:table-cell office:value-type="float" office:value="44056" table:style-name="ce10">
            <text:p>44.056</text:p>
          </table:table-cell>
          <table:table-cell office:value-type="percentage" office:value="0.47707534706430166" table:style-name="ce61">
            <text:p>47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11992" table:style-name="ce9">
            <text:p>411.992</text:p>
          </table:table-cell>
          <table:table-cell office:value-type="float" office:value="534134" table:style-name="ce10">
            <text:p>534.134</text:p>
          </table:table-cell>
          <table:table-cell office:value-type="float" office:value="336070" table:style-name="ce10">
            <text:p>336.070</text:p>
          </table:table-cell>
          <table:table-cell office:value-type="percentage" office:value="0.81571972271306237" table:style-name="ce61">
            <text:p>81,6%</text:p>
          </table:table-cell>
          <table:table-cell office:value-type="float" office:value="198064" table:style-name="ce10">
            <text:p>198.064</text:p>
          </table:table-cell>
          <table:table-cell office:value-type="percentage" office:value="0.48074719897473739" table:style-name="ce61">
            <text:p>48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98749" table:style-name="ce9">
            <text:p>298.749</text:p>
          </table:table-cell>
          <table:table-cell office:value-type="float" office:value="356085" table:style-name="ce10">
            <text:p>356.085</text:p>
          </table:table-cell>
          <table:table-cell office:value-type="float" office:value="233231" table:style-name="ce10">
            <text:p>233.231</text:p>
          </table:table-cell>
          <table:table-cell office:value-type="percentage" office:value="0.78069215294444505" table:style-name="ce61">
            <text:p>78,1%</text:p>
          </table:table-cell>
          <table:table-cell office:value-type="float" office:value="122854" table:style-name="ce10">
            <text:p>122.854</text:p>
          </table:table-cell>
          <table:table-cell office:value-type="percentage" office:value="0.41122815473859325" table:style-name="ce61">
            <text:p>41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937088" table:style-name="ce9">
            <text:p>937.088</text:p>
          </table:table-cell>
          <table:table-cell office:value-type="float" office:value="1274944" table:style-name="ce10">
            <text:p>1.274.944</text:p>
          </table:table-cell>
          <table:table-cell office:value-type="float" office:value="853901" table:style-name="ce10">
            <text:p>853.901</text:p>
          </table:table-cell>
          <table:table-cell office:value-type="percentage" office:value="0.91122818774757541" table:style-name="ce61">
            <text:p>91,1%</text:p>
          </table:table-cell>
          <table:table-cell office:value-type="float" office:value="421043" table:style-name="ce10">
            <text:p>421.043</text:p>
          </table:table-cell>
          <table:table-cell office:value-type="percentage" office:value="0.4493099900969813" table:style-name="ce61">
            <text:p>44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619700" table:style-name="ce9">
            <text:p>619.700</text:p>
          </table:table-cell>
          <table:table-cell office:value-type="float" office:value="768217" table:style-name="ce10">
            <text:p>768.217</text:p>
          </table:table-cell>
          <table:table-cell office:value-type="float" office:value="516703" table:style-name="ce10">
            <text:p>516.703</text:p>
          </table:table-cell>
          <table:table-cell office:value-type="percentage" office:value="0.83379538486364368" table:style-name="ce61">
            <text:p>83,4%</text:p>
          </table:table-cell>
          <table:table-cell office:value-type="float" office:value="251514" table:style-name="ce10">
            <text:p>251.514</text:p>
          </table:table-cell>
          <table:table-cell office:value-type="percentage" office:value="0.40586412780377601" table:style-name="ce61">
            <text:p>40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73760" table:style-name="ce9">
            <text:p>173.760</text:p>
          </table:table-cell>
          <table:table-cell office:value-type="float" office:value="219487" table:style-name="ce10">
            <text:p>219.487</text:p>
          </table:table-cell>
          <table:table-cell office:value-type="float" office:value="144858" table:style-name="ce10">
            <text:p>144.858</text:p>
          </table:table-cell>
          <table:table-cell office:value-type="percentage" office:value="0.83366712707182322" table:style-name="ce61">
            <text:p>83,4%</text:p>
          </table:table-cell>
          <table:table-cell office:value-type="float" office:value="74629" table:style-name="ce10">
            <text:p>74.629</text:p>
          </table:table-cell>
          <table:table-cell office:value-type="percentage" office:value="0.42949470534069983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369015" table:style-name="ce9">
            <text:p>369.015</text:p>
          </table:table-cell>
          <table:table-cell office:value-type="float" office:value="478450" table:style-name="ce10">
            <text:p>478.450</text:p>
          </table:table-cell>
          <table:table-cell office:value-type="float" office:value="323922" table:style-name="ce10">
            <text:p>323.922</text:p>
          </table:table-cell>
          <table:table-cell office:value-type="percentage" office:value="0.87780171537742369" table:style-name="ce61">
            <text:p>87,8%</text:p>
          </table:table-cell>
          <table:table-cell office:value-type="float" office:value="154528" table:style-name="ce10">
            <text:p>154.528</text:p>
          </table:table-cell>
          <table:table-cell office:value-type="percentage" office:value="0.41875804506591874" table:style-name="ce61">
            <text:p>41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55473" table:style-name="ce9">
            <text:p>55.473</text:p>
          </table:table-cell>
          <table:table-cell office:value-type="float" office:value="63416" table:style-name="ce10">
            <text:p>63.416</text:p>
          </table:table-cell>
          <table:table-cell office:value-type="float" office:value="42450" table:style-name="ce10">
            <text:p>42.450</text:p>
          </table:table-cell>
          <table:table-cell office:value-type="percentage" office:value="0.76523714239359686" table:style-name="ce61">
            <text:p>76,5%</text:p>
          </table:table-cell>
          <table:table-cell office:value-type="float" office:value="20966" table:style-name="ce10">
            <text:p>20.966</text:p>
          </table:table-cell>
          <table:table-cell office:value-type="percentage" office:value="0.37794963315486813" table:style-name="ce61">
            <text:p>3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838831" table:style-name="ce9">
            <text:p>838.831</text:p>
          </table:table-cell>
          <table:table-cell office:value-type="float" office:value="1058277" table:style-name="ce10">
            <text:p>1.058.277</text:p>
          </table:table-cell>
          <table:table-cell office:value-type="float" office:value="698382" table:style-name="ce10">
            <text:p>698.382</text:p>
          </table:table-cell>
          <table:table-cell office:value-type="percentage" office:value="0.83256579692452948" table:style-name="ce61">
            <text:p>83,3%</text:p>
          </table:table-cell>
          <table:table-cell office:value-type="float" office:value="359895" table:style-name="ce10">
            <text:p>359.895</text:p>
          </table:table-cell>
          <table:table-cell office:value-type="percentage" office:value="0.42904351412859087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98553" table:style-name="ce9">
            <text:p>198.553</text:p>
          </table:table-cell>
          <table:table-cell office:value-type="float" office:value="237224" table:style-name="ce10">
            <text:p>237.224</text:p>
          </table:table-cell>
          <table:table-cell office:value-type="float" office:value="151569" table:style-name="ce10">
            <text:p>151.569</text:p>
          </table:table-cell>
          <table:table-cell office:value-type="percentage" office:value="0.76336796724300315" table:style-name="ce61">
            <text:p>76,3%</text:p>
          </table:table-cell>
          <table:table-cell office:value-type="float" office:value="85655" table:style-name="ce10">
            <text:p>85.655</text:p>
          </table:table-cell>
          <table:table-cell office:value-type="percentage" office:value="0.43139615115359625" table:style-name="ce61">
            <text:p>43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97268" table:style-name="ce9">
            <text:p>97.268</text:p>
          </table:table-cell>
          <table:table-cell office:value-type="float" office:value="117849" table:style-name="ce10">
            <text:p>117.849</text:p>
          </table:table-cell>
          <table:table-cell office:value-type="float" office:value="80540" table:style-name="ce10">
            <text:p>80.540</text:p>
          </table:table-cell>
          <table:table-cell office:value-type="percentage" office:value="0.82802154871077849" table:style-name="ce61">
            <text:p>82,8%</text:p>
          </table:table-cell>
          <table:table-cell office:value-type="float" office:value="37309" table:style-name="ce10">
            <text:p>37.309</text:p>
          </table:table-cell>
          <table:table-cell office:value-type="percentage" office:value="0.38356910803141836" table:style-name="ce61">
            <text:p>38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379432" table:style-name="ce9">
            <text:p>379.432</text:p>
          </table:table-cell>
          <table:table-cell office:value-type="float" office:value="370971" table:style-name="ce10">
            <text:p>370.971</text:p>
          </table:table-cell>
          <table:table-cell office:value-type="float" office:value="265437" table:style-name="ce10">
            <text:p>265.437</text:p>
          </table:table-cell>
          <table:table-cell office:value-type="percentage" office:value="0.69956408526428981" table:style-name="ce61">
            <text:p>70,0%</text:p>
          </table:table-cell>
          <table:table-cell office:value-type="float" office:value="105534" table:style-name="ce10">
            <text:p>105.534</text:p>
          </table:table-cell>
          <table:table-cell office:value-type="percentage" office:value="0.27813679394463303" table:style-name="ce61">
            <text:p>2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9988" table:style-name="ce9">
            <text:p>9.988</text:p>
          </table:table-cell>
          <table:table-cell office:value-type="float" office:value="11226" table:style-name="ce10">
            <text:p>11.226</text:p>
          </table:table-cell>
          <table:table-cell office:value-type="float" office:value="7625" table:style-name="ce10">
            <text:p>7.625</text:p>
          </table:table-cell>
          <table:table-cell office:value-type="percentage" office:value="0.76341609931918297" table:style-name="ce61">
            <text:p>76,3%</text:p>
          </table:table-cell>
          <table:table-cell office:value-type="float" office:value="3601" table:style-name="ce10">
            <text:p>3.601</text:p>
          </table:table-cell>
          <table:table-cell office:value-type="percentage" office:value="0.3605326391670004" table:style-name="ce61">
            <text:p>36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1311" table:style-name="ce9">
            <text:p>11.311</text:p>
          </table:table-cell>
          <table:table-cell office:value-type="float" office:value="10413" table:style-name="ce10">
            <text:p>10.413</text:p>
          </table:table-cell>
          <table:table-cell office:value-type="float" office:value="7990" table:style-name="ce10">
            <text:p>7.990</text:p>
          </table:table-cell>
          <table:table-cell office:value-type="percentage" office:value="0.70639200778003708" table:style-name="ce61">
            <text:p>70,6%</text:p>
          </table:table-cell>
          <table:table-cell office:value-type="float" office:value="2423" table:style-name="ce10">
            <text:p>2.423</text:p>
          </table:table-cell>
          <table:table-cell office:value-type="percentage" office:value="0.21421624966846434" table:style-name="ce61">
            <text:p>21,4%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9">
            <text:p>Min. Defensa</text:p>
          </table:table-cell>
          <table:table-cell office:value-type="float" office:value="142511" table:style-name="ce62">
            <text:p>142.511</text:p>
          </table:table-cell>
          <table:table-cell office:value-type="float" office:value="28065" table:style-name="ce63">
            <text:p>28.065</text:p>
          </table:table-cell>
          <table:table-cell office:value-type="float" office:value="23217" table:style-name="ce63">
            <text:p>23.217</text:p>
          </table:table-cell>
          <table:table-cell office:value-type="percentage" office:value="0.16291373999200062" table:style-name="ce64">
            <text:p>16,3%</text:p>
          </table:table-cell>
          <table:table-cell office:value-type="float" office:value="4848" table:style-name="ce63">
            <text:p>4.848</text:p>
          </table:table-cell>
          <table:table-cell office:value-type="percentage" office:value="3.4018426647767538E-2" table:style-name="ce64">
            <text:p>3,4%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6426581" table:style-name="ce65">
            <text:p>6.426.581</text:p>
          </table:table-cell>
          <table:table-cell office:value-type="float" office:value="8025619" table:style-name="ce65">
            <text:p>8.025.619</text:p>
          </table:table-cell>
          <table:table-cell office:value-type="float" office:value="5304678" table:style-name="ce65">
            <text:p>5.304.678</text:p>
          </table:table-cell>
          <table:table-cell office:value-type="percentage" office:value="0.82542770409335853" table:style-name="ce66">
            <text:p>82,5%</text:p>
          </table:table-cell>
          <table:table-cell office:value-type="float" office:value="2720941" table:style-name="ce65">
            <text:p>2.720.941</text:p>
          </table:table-cell>
          <table:table-cell office:value-type="percentage" office:value="0.42338857940170677" table:style-name="ce66">
            <text:p>42,3%</text:p>
          </table:table-cell>
          <table:table-cell table:style-name="ce67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con al menos 1 dosis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396168" table:style-name="ce52">
            <text:p>396.168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95804757252440054" table:style-name="ce43">
            <text:p>95,8%</text:p>
          </table:table-cell>
          <table:table-cell office:value-type="float" office:value="34176" table:style-name="ce52">
            <text:p>34.176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5.2547660525138339E-2" table:style-name="ce43">
            <text:p>5,3%</text:p>
          </table:table-cell>
          <table:table-cell office:value-type="float" office:value="83158" table:style-name="ce52">
            <text:p>83.158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9.0769276109619962E-2" table:style-name="ce43">
            <text:p>9,1%</text:p>
          </table:table-cell>
          <table:table-cell office:value-type="float" office:value="135867" table:style-name="ce52">
            <text:p>135.867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0.10740296010896262" table:style-name="ce43">
            <text:p>10,7%</text:p>
          </table:table-cell>
          <table:table-cell office:value-type="float" office:value="319567" table:style-name="ce52">
            <text:p>319.567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0.1061902763392206" table:style-name="ce43">
            <text:p>10,6%</text:p>
          </table:table-cell>
          <table:table-cell office:value-type="float" office:value="25892" table:style-name="ce52">
            <text:p>25.892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4.1371199943756133E-2" table:style-name="ce43">
            <text:p>4,1%</text:p>
          </table:table-cell>
          <table:table-cell office:value-type="float" office:value="154" table:style-name="ce52">
            <text:p>154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8.4652129220925563E-4" table:style-name="ce43">
            <text:p>0,1%</text:p>
          </table:table-cell>
          <table:table-cell office:value-type="float" office:value="994982" table:style-name="ce56">
            <text:p>994.982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0.14088813237437048" table:style-name="ce48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75176" table:style-name="ce53">
            <text:p>75.176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760836782819031" table:style-name="ce44">
            <text:p>76,1%</text:p>
          </table:table-cell>
          <table:table-cell office:value-type="float" office:value="3749" table:style-name="ce53">
            <text:p>3.749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3.1516119541002897E-2" table:style-name="ce44">
            <text:p>3,2%</text:p>
          </table:table-cell>
          <table:table-cell office:value-type="float" office:value="12624" table:style-name="ce53">
            <text:p>12.624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8.0733147019511786E-2" table:style-name="ce44">
            <text:p>8,1%</text:p>
          </table:table-cell>
          <table:table-cell office:value-type="float" office:value="23857" table:style-name="ce53">
            <text:p>23.857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0.12032824589188262" table:style-name="ce44">
            <text:p>12,0%</text:p>
          </table:table-cell>
          <table:table-cell office:value-type="float" office:value="47852" table:style-name="ce53">
            <text:p>47.852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0.10727151673567475" table:style-name="ce44">
            <text:p>10,7%</text:p>
          </table:table-cell>
          <table:table-cell office:value-type="float" office:value="5551" table:style-name="ce53">
            <text:p>5.551</text:p>
          </table:table-cell>
          <table:table-cell office:value-type="float" office:value="89180" table:style-name="ce53">
            <text:p>89.180</text:p>
          </table:table-cell>
          <table:table-cell office:value-type="percentage" office:value="6.224489795918367E-2" table:style-name="ce44">
            <text:p>6,2%</text:p>
          </table:table-cell>
          <table:table-cell office:value-type="float" office:value="28" table:style-name="ce53">
            <text:p>28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68837" table:style-name="ce57">
            <text:p>168.837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0.14904869858152273" table:style-name="ce49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74184" table:style-name="ce53">
            <text:p>74.184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84467014323776557" table:style-name="ce44">
            <text:p>84,5%</text:p>
          </table:table-cell>
          <table:table-cell office:value-type="float" office:value="4399" table:style-name="ce53">
            <text:p>4.399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4.0265814790066731E-2" table:style-name="ce44">
            <text:p>4,0%</text:p>
          </table:table-cell>
          <table:table-cell office:value-type="float" office:value="25965" table:style-name="ce53">
            <text:p>25.965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0.17350252585999518" table:style-name="ce44">
            <text:p>17,4%</text:p>
          </table:table-cell>
          <table:table-cell office:value-type="float" office:value="20010" table:style-name="ce53">
            <text:p>20.010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0.12302868209905007" table:style-name="ce44">
            <text:p>12,3%</text:p>
          </table:table-cell>
          <table:table-cell office:value-type="float" office:value="29866" table:style-name="ce53">
            <text:p>29.866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9.2724196277495771E-2" table:style-name="ce44">
            <text:p>9,3%</text:p>
          </table:table-cell>
          <table:table-cell office:value-type="float" office:value="2884" table:style-name="ce53">
            <text:p>2.884</text:p>
          </table:table-cell>
          <table:table-cell office:value-type="float" office:value="54179" table:style-name="ce53">
            <text:p>54.179</text:p>
          </table:table-cell>
          <table:table-cell office:value-type="percentage" office:value="5.3230956643718047E-2" table:style-name="ce44">
            <text:p>5,3%</text:p>
          </table:table-cell>
          <table:table-cell office:value-type="float" office:value="30" table:style-name="ce53">
            <text:p>30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9276489108783653E-3" table:style-name="ce44">
            <text:p>0,2%</text:p>
          </table:table-cell>
          <table:table-cell office:value-type="float" office:value="157338" table:style-name="ce57">
            <text:p>157.338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7458547351391299" table:style-name="ce49">
            <text:p>17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39275" table:style-name="ce53">
            <text:p>39.275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79276169714585609" table:style-name="ce44">
            <text:p>79,3%</text:p>
          </table:table-cell>
          <table:table-cell office:value-type="float" office:value="2355" table:style-name="ce53">
            <text:p>2.355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9248844950072034E-2" table:style-name="ce44">
            <text:p>2,9%</text:p>
          </table:table-cell>
          <table:table-cell office:value-type="float" office:value="18928" table:style-name="ce53">
            <text:p>18.928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0.16145899975262515" table:style-name="ce44">
            <text:p>16,1%</text:p>
          </table:table-cell>
          <table:table-cell office:value-type="float" office:value="20083" table:style-name="ce53">
            <text:p>20.083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0.12113005663552416" table:style-name="ce44">
            <text:p>12,1%</text:p>
          </table:table-cell>
          <table:table-cell office:value-type="float" office:value="41736" table:style-name="ce53">
            <text:p>41.736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8.9937808961888049E-2" table:style-name="ce44">
            <text:p>9,0%</text:p>
          </table:table-cell>
          <table:table-cell office:value-type="float" office:value="3545" table:style-name="ce53">
            <text:p>3.545</text:p>
          </table:table-cell>
          <table:table-cell office:value-type="float" office:value="85839" table:style-name="ce53">
            <text:p>85.839</text:p>
          </table:table-cell>
          <table:table-cell office:value-type="percentage" office:value="4.1298244387749157E-2" table:style-name="ce44">
            <text:p>4,1%</text:p>
          </table:table-cell>
          <table:table-cell office:value-type="float" office:value="32" table:style-name="ce53">
            <text:p>32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25954" table:style-name="ce57">
            <text:p>125.954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0.1277062575599805" table:style-name="ce49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57589" table:style-name="ce53">
            <text:p>57.589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63820426437342082" table:style-name="ce44">
            <text:p>63,8%</text:p>
          </table:table-cell>
          <table:table-cell office:value-type="float" office:value="17267" table:style-name="ce53">
            <text:p>17.267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11173809785738784" table:style-name="ce44">
            <text:p>11,2%</text:p>
          </table:table-cell>
          <table:table-cell office:value-type="float" office:value="43479" table:style-name="ce53">
            <text:p>43.479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0.18494461742636925" table:style-name="ce44">
            <text:p>18,5%</text:p>
          </table:table-cell>
          <table:table-cell office:value-type="float" office:value="26765" table:style-name="ce53">
            <text:p>26.765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7.6359725201990233E-2" table:style-name="ce44">
            <text:p>7,6%</text:p>
          </table:table-cell>
          <table:table-cell office:value-type="float" office:value="63936" table:style-name="ce53">
            <text:p>63.936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7.6808211328298154E-2" table:style-name="ce44">
            <text:p>7,7%</text:p>
          </table:table-cell>
          <table:table-cell office:value-type="float" office:value="5604" table:style-name="ce53">
            <text:p>5.604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3.4191788845569525E-2" table:style-name="ce44">
            <text:p>3,4%</text:p>
          </table:table-cell>
          <table:table-cell office:value-type="float" office:value="28" table:style-name="ce53">
            <text:p>28</text:p>
          </table:table-cell>
          <table:table-cell office:value-type="float" office:value="44352" table:style-name="ce53">
            <text:p>44.352</text:p>
          </table:table-cell>
          <table:table-cell office:value-type="percentage" office:value="6.3131313131313137E-4" table:style-name="ce44">
            <text:p>0,1%</text:p>
          </table:table-cell>
          <table:table-cell office:value-type="float" office:value="214668" table:style-name="ce57">
            <text:p>214.668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0.11473234304258663" table:style-name="ce49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34111" table:style-name="ce53">
            <text:p>34.111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83112421421957994" table:style-name="ce44">
            <text:p>83,1%</text:p>
          </table:table-cell>
          <table:table-cell office:value-type="float" office:value="1907" table:style-name="ce53">
            <text:p>1.90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5936381110315455E-2" table:style-name="ce44">
            <text:p>3,6%</text:p>
          </table:table-cell>
          <table:table-cell office:value-type="float" office:value="5559" table:style-name="ce53">
            <text:p>5.559</text:p>
          </table:table-cell>
          <table:table-cell office:value-type="float" office:value="77345" table:style-name="ce53">
            <text:p>77.345</text:p>
          </table:table-cell>
          <table:table-cell office:value-type="percentage" office:value="7.1872777813691904E-2" table:style-name="ce44">
            <text:p>7,2%</text:p>
          </table:table-cell>
          <table:table-cell office:value-type="float" office:value="10803" table:style-name="ce53">
            <text:p>10.803</text:p>
          </table:table-cell>
          <table:table-cell office:value-type="float" office:value="89964" table:style-name="ce53">
            <text:p>89.964</text:p>
          </table:table-cell>
          <table:table-cell office:value-type="percentage" office:value="0.12008136587968521" table:style-name="ce44">
            <text:p>12,0%</text:p>
          </table:table-cell>
          <table:table-cell office:value-type="float" office:value="22015" table:style-name="ce53">
            <text:p>22.015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0.11333858454188353" table:style-name="ce44">
            <text:p>11,3%</text:p>
          </table:table-cell>
          <table:table-cell office:value-type="float" office:value="1537" table:style-name="ce53">
            <text:p>1.537</text:p>
          </table:table-cell>
          <table:table-cell office:value-type="float" office:value="34935" table:style-name="ce53">
            <text:p>34.935</text:p>
          </table:table-cell>
          <table:table-cell office:value-type="percentage" office:value="4.3995992557606986E-2" table:style-name="ce44">
            <text:p>4,4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75937" table:style-name="ce57">
            <text:p>75.937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0.15145477318781614" table:style-name="ce49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70883" table:style-name="ce53">
            <text:p>170.883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76404047268808939" table:style-name="ce44">
            <text:p>76,4%</text:p>
          </table:table-cell>
          <table:table-cell office:value-type="float" office:value="16860" table:style-name="ce53">
            <text:p>16.860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6.870135691292123E-2" table:style-name="ce44">
            <text:p>6,9%</text:p>
          </table:table-cell>
          <table:table-cell office:value-type="float" office:value="34990" table:style-name="ce53">
            <text:p>34.990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0.10983284940751785" table:style-name="ce44">
            <text:p>11,0%</text:p>
          </table:table-cell>
          <table:table-cell office:value-type="float" office:value="51296" table:style-name="ce53">
            <text:p>51.296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0.13457335869351347" table:style-name="ce44">
            <text:p>13,5%</text:p>
          </table:table-cell>
          <table:table-cell office:value-type="float" office:value="83184" table:style-name="ce53">
            <text:p>83.184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0.11257053927870628" table:style-name="ce44">
            <text:p>11,3%</text:p>
          </table:table-cell>
          <table:table-cell office:value-type="float" office:value="7133" table:style-name="ce53">
            <text:p>7.133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4.9389982135685698E-2" table:style-name="ce44">
            <text:p>4,9%</text:p>
          </table:table-cell>
          <table:table-cell office:value-type="float" office:value="90" table:style-name="ce53">
            <text:p>90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2121718611739258E-3" table:style-name="ce44">
            <text:p>0,2%</text:p>
          </table:table-cell>
          <table:table-cell office:value-type="float" office:value="364436" table:style-name="ce57">
            <text:p>364.436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0.17413192295949156" table:style-name="ce49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108213" table:style-name="ce53">
            <text:p>108.213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80042753376629139" table:style-name="ce44">
            <text:p>80,0%</text:p>
          </table:table-cell>
          <table:table-cell office:value-type="float" office:value="7157" table:style-name="ce53">
            <text:p>7.157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4.498400387175442E-2" table:style-name="ce44">
            <text:p>4,5%</text:p>
          </table:table-cell>
          <table:table-cell office:value-type="float" office:value="28129" table:style-name="ce53">
            <text:p>28.129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0.12876984490304152" table:style-name="ce44">
            <text:p>12,9%</text:p>
          </table:table-cell>
          <table:table-cell office:value-type="float" office:value="39200" table:style-name="ce53">
            <text:p>39.200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0.12748879594637666" table:style-name="ce44">
            <text:p>12,7%</text:p>
          </table:table-cell>
          <table:table-cell office:value-type="float" office:value="72193" table:style-name="ce53">
            <text:p>72.193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0.10198696079054621" table:style-name="ce44">
            <text:p>10,2%</text:p>
          </table:table-cell>
          <table:table-cell office:value-type="float" office:value="5615" table:style-name="ce53">
            <text:p>5.615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3.7554006875426371E-2" table:style-name="ce44">
            <text:p>3,8%</text:p>
          </table:table-cell>
          <table:table-cell office:value-type="float" office:value="91" table:style-name="ce53">
            <text:p>91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1480502313284866E-3" table:style-name="ce44">
            <text:p>0,2%</text:p>
          </table:table-cell>
          <table:table-cell office:value-type="float" office:value="260598" table:style-name="ce57">
            <text:p>260.598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0.15151363633192322" table:style-name="ce49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315861" table:style-name="ce53">
            <text:p>315.861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70631445719550268" table:style-name="ce44">
            <text:p>70,6%</text:p>
          </table:table-cell>
          <table:table-cell office:value-type="float" office:value="40696" table:style-name="ce53">
            <text:p>40.696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6.4058732047625341E-2" table:style-name="ce44">
            <text:p>6,4%</text:p>
          </table:table-cell>
          <table:table-cell office:value-type="float" office:value="202874" table:style-name="ce53">
            <text:p>202.874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0.24221331830598483" table:style-name="ce44">
            <text:p>24,2%</text:p>
          </table:table-cell>
          <table:table-cell office:value-type="float" office:value="124610" table:style-name="ce53">
            <text:p>124.610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0.11413471578523146" table:style-name="ce44">
            <text:p>11,4%</text:p>
          </table:table-cell>
          <table:table-cell office:value-type="float" office:value="283220" table:style-name="ce53">
            <text:p>283.220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0.10101918016169061" table:style-name="ce44">
            <text:p>10,1%</text:p>
          </table:table-cell>
          <table:table-cell office:value-type="float" office:value="33901" table:style-name="ce53">
            <text:p>33.901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6.09383875351419E-2" table:style-name="ce44">
            <text:p>6,1%</text:p>
          </table:table-cell>
          <table:table-cell office:value-type="float" office:value="285" table:style-name="ce53">
            <text:p>285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7827653505479658E-3" table:style-name="ce44">
            <text:p>0,2%</text:p>
          </table:table-cell>
          <table:table-cell office:value-type="float" office:value="1001447" table:style-name="ce57">
            <text:p>1.001.447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0.15332202022824831" table:style-name="ce49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250913" table:style-name="ce53">
            <text:p>250.913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90735939189457959" table:style-name="ce44">
            <text:p>90,7%</text:p>
          </table:table-cell>
          <table:table-cell office:value-type="float" office:value="15534" table:style-name="ce53">
            <text:p>15.534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3.5476931087877001E-2" table:style-name="ce44">
            <text:p>3,5%</text:p>
          </table:table-cell>
          <table:table-cell office:value-type="float" office:value="38545" table:style-name="ce53">
            <text:p>38.545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6.6373586257249526E-2" table:style-name="ce44">
            <text:p>6,6%</text:p>
          </table:table-cell>
          <table:table-cell office:value-type="float" office:value="88691" table:style-name="ce53">
            <text:p>88.691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0.11788779983358455" table:style-name="ce44">
            <text:p>11,8%</text:p>
          </table:table-cell>
          <table:table-cell office:value-type="float" office:value="196872" table:style-name="ce53">
            <text:p>196.872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0.11148113186713002" table:style-name="ce44">
            <text:p>11,1%</text:p>
          </table:table-cell>
          <table:table-cell office:value-type="float" office:value="17161" table:style-name="ce53">
            <text:p>17.161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4.8637602952096452E-2" table:style-name="ce44">
            <text:p>4,9%</text:p>
          </table:table-cell>
          <table:table-cell office:value-type="float" office:value="110" table:style-name="ce53">
            <text:p>110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0674533474366564E-3" table:style-name="ce44">
            <text:p>0,1%</text:p>
          </table:table-cell>
          <table:table-cell office:value-type="float" office:value="607826" table:style-name="ce57">
            <text:p>607.826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0.14237118219476003" table:style-name="ce49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68249" table:style-name="ce53">
            <text:p>68.249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89795408196829152" table:style-name="ce44">
            <text:p>89,8%</text:p>
          </table:table-cell>
          <table:table-cell office:value-type="float" office:value="5203" table:style-name="ce53">
            <text:p>5.203</text:p>
          </table:table-cell>
          <table:table-cell office:value-type="float" office:value="91876" table:style-name="ce53">
            <text:p>91.876</text:p>
          </table:table-cell>
          <table:table-cell office:value-type="percentage" office:value="5.6630676128695198E-2" table:style-name="ce44">
            <text:p>5,7%</text:p>
          </table:table-cell>
          <table:table-cell office:value-type="float" office:value="23810" table:style-name="ce53">
            <text:p>23.810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0.19002849230228977" table:style-name="ce44">
            <text:p>19,0%</text:p>
          </table:table-cell>
          <table:table-cell office:value-type="float" office:value="20856" table:style-name="ce53">
            <text:p>20.856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0.12325075642965204" table:style-name="ce44">
            <text:p>12,3%</text:p>
          </table:table-cell>
          <table:table-cell office:value-type="float" office:value="39427" table:style-name="ce53">
            <text:p>39.427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0.11207920904661463" table:style-name="ce44">
            <text:p>11,2%</text:p>
          </table:table-cell>
          <table:table-cell office:value-type="float" office:value="2070" table:style-name="ce53">
            <text:p>2.070</text:p>
          </table:table-cell>
          <table:table-cell office:value-type="float" office:value="76088" table:style-name="ce53">
            <text:p>76.088</text:p>
          </table:table-cell>
          <table:table-cell office:value-type="percentage" office:value="2.7205341183892336E-2" table:style-name="ce44">
            <text:p>2,7%</text:p>
          </table:table-cell>
          <table:table-cell office:value-type="float" office:value="42" table:style-name="ce53">
            <text:p>42</text:p>
          </table:table-cell>
          <table:table-cell office:value-type="float" office:value="20953" table:style-name="ce53">
            <text:p>20.953</text:p>
          </table:table-cell>
          <table:table-cell office:value-type="percentage" office:value="2.0044862310886267E-3" table:style-name="ce44">
            <text:p>0,2%</text:p>
          </table:table-cell>
          <table:table-cell office:value-type="float" office:value="159657" table:style-name="ce57">
            <text:p>159.657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0.17521369866321046" table:style-name="ce49">
            <text:p>17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188221" table:style-name="ce53">
            <text:p>188.221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80332647608641838" table:style-name="ce44">
            <text:p>80,3%</text:p>
          </table:table-cell>
          <table:table-cell office:value-type="float" office:value="5055" table:style-name="ce53">
            <text:p>5.055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7445351702431652E-2" table:style-name="ce44">
            <text:p>1,7%</text:p>
          </table:table-cell>
          <table:table-cell office:value-type="float" office:value="19953" table:style-name="ce53">
            <text:p>19.953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5.7513540312515314E-2" table:style-name="ce44">
            <text:p>5,8%</text:p>
          </table:table-cell>
          <table:table-cell office:value-type="float" office:value="60291" table:style-name="ce53">
            <text:p>60.291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0.14854061085666279" table:style-name="ce44">
            <text:p>14,9%</text:p>
          </table:table-cell>
          <table:table-cell office:value-type="float" office:value="91979" table:style-name="ce53">
            <text:p>91.979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0.10346297654453748" table:style-name="ce44">
            <text:p>10,3%</text:p>
          </table:table-cell>
          <table:table-cell office:value-type="float" office:value="4049" table:style-name="ce53">
            <text:p>4.049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2.6508232675373989E-2" table:style-name="ce44">
            <text:p>2,7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369551" table:style-name="ce57">
            <text:p>369.551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0.1564142360906832" table:style-name="ce49">
            <text:p>1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6149" table:style-name="ce53">
            <text:p>16.149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72720313414689064" table:style-name="ce44">
            <text:p>72,7%</text:p>
          </table:table-cell>
          <table:table-cell office:value-type="float" office:value="738" table:style-name="ce53">
            <text:p>738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6239999999999999E-2" table:style-name="ce44">
            <text:p>2,6%</text:p>
          </table:table-cell>
          <table:table-cell office:value-type="float" office:value="6614" table:style-name="ce53">
            <text:p>6.614</text:p>
          </table:table-cell>
          <table:table-cell office:value-type="float" office:value="37718" table:style-name="ce53">
            <text:p>37.718</text:p>
          </table:table-cell>
          <table:table-cell office:value-type="percentage" office:value="0.17535394241476218" table:style-name="ce44">
            <text:p>17,5%</text:p>
          </table:table-cell>
          <table:table-cell office:value-type="float" office:value="6485" table:style-name="ce53">
            <text:p>6.485</text:p>
          </table:table-cell>
          <table:table-cell office:value-type="float" office:value="47664" table:style-name="ce53">
            <text:p>47.664</text:p>
          </table:table-cell>
          <table:table-cell office:value-type="percentage" office:value="0.13605656260490098" table:style-name="ce44">
            <text:p>13,6%</text:p>
          </table:table-cell>
          <table:table-cell office:value-type="float" office:value="12689" table:style-name="ce53">
            <text:p>12.689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0.11790778494303927" table:style-name="ce44">
            <text:p>11,8%</text:p>
          </table:table-cell>
          <table:table-cell office:value-type="float" office:value="1244" table:style-name="ce53">
            <text:p>1.244</text:p>
          </table:table-cell>
          <table:table-cell office:value-type="float" office:value="21170" table:style-name="ce53">
            <text:p>21.170</text:p>
          </table:table-cell>
          <table:table-cell office:value-type="percentage" office:value="5.8762399622106755E-2" table:style-name="ce44">
            <text:p>5,9%</text:p>
          </table:table-cell>
          <table:table-cell office:value-type="float" office:value="8" table:style-name="ce53">
            <text:p>8</text:p>
          </table:table-cell>
          <table:table-cell office:value-type="float" office:value="6286" table:style-name="ce53">
            <text:p>6.286</text:p>
          </table:table-cell>
          <table:table-cell office:value-type="percentage" office:value="1.2726694241170856E-3" table:style-name="ce44">
            <text:p>0,1%</text:p>
          </table:table-cell>
          <table:table-cell office:value-type="float" office:value="43927" table:style-name="ce57">
            <text:p>43.927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0.16221915299053133" table:style-name="ce49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250721" table:style-name="ce53">
            <text:p>250.721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68856317388128152" table:style-name="ce44">
            <text:p>68,9%</text:p>
          </table:table-cell>
          <table:table-cell office:value-type="float" office:value="31438" table:style-name="ce53">
            <text:p>31.438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5.9758858426744173E-2" table:style-name="ce44">
            <text:p>6,0%</text:p>
          </table:table-cell>
          <table:table-cell office:value-type="float" office:value="97223" table:style-name="ce53">
            <text:p>97.223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0.13823378447740228" table:style-name="ce44">
            <text:p>13,8%</text:p>
          </table:table-cell>
          <table:table-cell office:value-type="float" office:value="102100" table:style-name="ce53">
            <text:p>102.100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0.10495660388802025" table:style-name="ce44">
            <text:p>10,5%</text:p>
          </table:table-cell>
          <table:table-cell office:value-type="float" office:value="264040" table:style-name="ce53">
            <text:p>264.04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0.10503883262250585" table:style-name="ce44">
            <text:p>10,5%</text:p>
          </table:table-cell>
          <table:table-cell office:value-type="float" office:value="21396" table:style-name="ce53">
            <text:p>21.396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4.4601389155250193E-2" table:style-name="ce44">
            <text:p>4,5%</text:p>
          </table:table-cell>
          <table:table-cell office:value-type="float" office:value="83" table:style-name="ce53">
            <text:p>83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6.1091851230301556E-4" table:style-name="ce44">
            <text:p>0,1%</text:p>
          </table:table-cell>
          <table:table-cell office:value-type="float" office:value="767001" table:style-name="ce57">
            <text:p>767.001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0.13466498748249314" table:style-name="ce49">
            <text:p>13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60206" table:style-name="ce53">
            <text:p>60.206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86290865832509211" table:style-name="ce44">
            <text:p>86,3%</text:p>
          </table:table-cell>
          <table:table-cell office:value-type="float" office:value="2979" table:style-name="ce53">
            <text:p>2.979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8950718665876247E-2" table:style-name="ce44">
            <text:p>2,9%</text:p>
          </table:table-cell>
          <table:table-cell office:value-type="float" office:value="15375" table:style-name="ce53">
            <text:p>15.375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0.10465662416870307" table:style-name="ce44">
            <text:p>10,5%</text:p>
          </table:table-cell>
          <table:table-cell office:value-type="float" office:value="24925" table:style-name="ce53">
            <text:p>24.925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0.11687830588588363" table:style-name="ce44">
            <text:p>11,7%</text:p>
          </table:table-cell>
          <table:table-cell office:value-type="float" office:value="57965" table:style-name="ce53">
            <text:p>57.965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0.10514906623856041" table:style-name="ce44">
            <text:p>10,5%</text:p>
          </table:table-cell>
          <table:table-cell office:value-type="float" office:value="6988" table:style-name="ce53">
            <text:p>6.988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5.8887475035182484E-2" table:style-name="ce44">
            <text:p>5,9%</text:p>
          </table:table-cell>
          <table:table-cell office:value-type="float" office:value="103" table:style-name="ce53">
            <text:p>103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9672735653376355E-3" table:style-name="ce44">
            <text:p>0,3%</text:p>
          </table:table-cell>
          <table:table-cell office:value-type="float" office:value="168541" table:style-name="ce57">
            <text:p>168.541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0.13619705869756174" table:style-name="ce49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33340" table:style-name="ce53">
            <text:p>33.340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8098916581645047" table:style-name="ce44">
            <text:p>81,0%</text:p>
          </table:table-cell>
          <table:table-cell office:value-type="float" office:value="1892" table:style-name="ce53">
            <text:p>1.892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3911671924290218E-2" table:style-name="ce44">
            <text:p>3,4%</text:p>
          </table:table-cell>
          <table:table-cell office:value-type="float" office:value="5342" table:style-name="ce53">
            <text:p>5.342</text:p>
          </table:table-cell>
          <table:table-cell office:value-type="float" office:value="73844" table:style-name="ce53">
            <text:p>73.844</text:p>
          </table:table-cell>
          <table:table-cell office:value-type="percentage" office:value="7.2341693299387902E-2" table:style-name="ce44">
            <text:p>7,2%</text:p>
          </table:table-cell>
          <table:table-cell office:value-type="float" office:value="12651" table:style-name="ce53">
            <text:p>12.651</text:p>
          </table:table-cell>
          <table:table-cell office:value-type="float" office:value="96694" table:style-name="ce53">
            <text:p>96.694</text:p>
          </table:table-cell>
          <table:table-cell office:value-type="percentage" office:value="0.13083541895050366" table:style-name="ce44">
            <text:p>13,1%</text:p>
          </table:table-cell>
          <table:table-cell office:value-type="float" office:value="25323" table:style-name="ce53">
            <text:p>25.323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0.11354179744247359" table:style-name="ce44">
            <text:p>11,4%</text:p>
          </table:table-cell>
          <table:table-cell office:value-type="float" office:value="3199" table:style-name="ce53">
            <text:p>3.19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6.5951963715080913E-2" table:style-name="ce44">
            <text:p>6,6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81751" table:style-name="ce57">
            <text:p>81.751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0.14784920469856314" table:style-name="ce49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98754" table:style-name="ce53">
            <text:p>98.754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62522317188983856" table:style-name="ce44">
            <text:p>62,5%</text:p>
          </table:table-cell>
          <table:table-cell office:value-type="float" office:value="4108" table:style-name="ce53">
            <text:p>4.108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9279053505474444E-2" table:style-name="ce44">
            <text:p>1,9%</text:p>
          </table:table-cell>
          <table:table-cell office:value-type="float" office:value="21099" table:style-name="ce53">
            <text:p>21.099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7.5321559765671023E-2" table:style-name="ce44">
            <text:p>7,5%</text:p>
          </table:table-cell>
          <table:table-cell office:value-type="float" office:value="45257" table:style-name="ce53">
            <text:p>45.257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0.13311782855899076" table:style-name="ce44">
            <text:p>13,3%</text:p>
          </table:table-cell>
          <table:table-cell office:value-type="float" office:value="85442" table:style-name="ce53">
            <text:p>85.442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0.11787558512186676" table:style-name="ce44">
            <text:p>11,8%</text:p>
          </table:table-cell>
          <table:table-cell office:value-type="float" office:value="10771" table:style-name="ce53">
            <text:p>10.771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7.6758621181132108E-2" table:style-name="ce44">
            <text:p>7,7%</text:p>
          </table:table-cell>
          <table:table-cell office:value-type="float" office:value="6" table:style-name="ce53">
            <text:p>6</text:p>
          </table:table-cell>
          <table:table-cell office:value-type="float" office:value="41824" table:style-name="ce53">
            <text:p>41.824</text:p>
          </table:table-cell>
          <table:table-cell office:value-type="percentage" office:value="1.434583014537108E-4" table:style-name="ce44">
            <text:p>0,0%</text:p>
          </table:table-cell>
          <table:table-cell office:value-type="float" office:value="265437" table:style-name="ce57">
            <text:p>265.437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0.13984183322155624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2072" table:style-name="ce53">
            <text:p>2.072</text:p>
          </table:table-cell>
          <table:table-cell office:value-type="float" office:value="2605" table:style-name="ce53">
            <text:p>2.605</text:p>
          </table:table-cell>
          <table:table-cell office:value-type="percentage" office:value="0.79539347408829175" table:style-name="ce44">
            <text:p>79,5%</text:p>
          </table:table-cell>
          <table:table-cell office:value-type="float" office:value="1154" table:style-name="ce53">
            <text:p>1.154</text:p>
          </table:table-cell>
          <table:table-cell office:value-type="float" office:value="4318" table:style-name="ce53">
            <text:p>4.318</text:p>
          </table:table-cell>
          <table:table-cell office:value-type="percentage" office:value="0.26725335803612782" table:style-name="ce44">
            <text:p>26,7%</text:p>
          </table:table-cell>
          <table:table-cell office:value-type="float" office:value="607" table:style-name="ce53">
            <text:p>607</text:p>
          </table:table-cell>
          <table:table-cell office:value-type="float" office:value="7857" table:style-name="ce53">
            <text:p>7.857</text:p>
          </table:table-cell>
          <table:table-cell office:value-type="percentage" office:value="7.7255950108183785E-2" table:style-name="ce44">
            <text:p>7,7%</text:p>
          </table:table-cell>
          <table:table-cell office:value-type="float" office:value="1516" table:style-name="ce53">
            <text:p>1.516</text:p>
          </table:table-cell>
          <table:table-cell office:value-type="float" office:value="11556" table:style-name="ce53">
            <text:p>11.556</text:p>
          </table:table-cell>
          <table:table-cell office:value-type="percentage" office:value="0.13118726202838352" table:style-name="ce44">
            <text:p>13,1%</text:p>
          </table:table-cell>
          <table:table-cell office:value-type="float" office:value="3372" table:style-name="ce53">
            <text:p>3.372</text:p>
          </table:table-cell>
          <table:table-cell office:value-type="float" office:value="30066" table:style-name="ce53">
            <text:p>30.066</text:p>
          </table:table-cell>
          <table:table-cell office:value-type="percentage" office:value="0.11215326282179205" table:style-name="ce44">
            <text:p>11,2%</text:p>
          </table:table-cell>
          <table:table-cell office:value-type="float" office:value="262" table:style-name="ce53">
            <text:p>262</text:p>
          </table:table-cell>
          <table:table-cell office:value-type="float" office:value="7581" table:style-name="ce53">
            <text:p>7.581</text:p>
          </table:table-cell>
          <table:table-cell office:value-type="percentage" office:value="3.4560084421580269E-2" table:style-name="ce44">
            <text:p>3,5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8983" table:style-name="ce57">
            <text:p>8.983</text:p>
          </table:table-cell>
          <table:table-cell office:value-type="float" office:value="66158" table:style-name="ce57">
            <text:p>66.158</text:p>
          </table:table-cell>
          <table:table-cell office:value-type="percentage" office:value="0.13578100909942864" table:style-name="ce49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1531" table:style-name="ce53">
            <text:p>1.531</text:p>
          </table:table-cell>
          <table:table-cell office:value-type="float" office:value="2349" table:style-name="ce53">
            <text:p>2.349</text:p>
          </table:table-cell>
          <table:table-cell office:value-type="percentage" office:value="0.65176670923797364" table:style-name="ce44">
            <text:p>65,2%</text:p>
          </table:table-cell>
          <table:table-cell office:value-type="float" office:value="1575" table:style-name="ce53">
            <text:p>1.575</text:p>
          </table:table-cell>
          <table:table-cell office:value-type="float" office:value="3748" table:style-name="ce53">
            <text:p>3.748</text:p>
          </table:table-cell>
          <table:table-cell office:value-type="percentage" office:value="0.42022411953041622" table:style-name="ce44">
            <text:p>42,0%</text:p>
          </table:table-cell>
          <table:table-cell office:value-type="float" office:value="760" table:style-name="ce53">
            <text:p>760</text:p>
          </table:table-cell>
          <table:table-cell office:value-type="float" office:value="7827" table:style-name="ce53">
            <text:p>7.827</text:p>
          </table:table-cell>
          <table:table-cell office:value-type="percentage" office:value="9.7099782803117415E-2" table:style-name="ce44">
            <text:p>9,7%</text:p>
          </table:table-cell>
          <table:table-cell office:value-type="float" office:value="1496" table:style-name="ce53">
            <text:p>1.496</text:p>
          </table:table-cell>
          <table:table-cell office:value-type="float" office:value="11299" table:style-name="ce53">
            <text:p>11.299</text:p>
          </table:table-cell>
          <table:table-cell office:value-type="percentage" office:value="0.13240109744225154" table:style-name="ce44">
            <text:p>13,2%</text:p>
          </table:table-cell>
          <table:table-cell office:value-type="float" office:value="3213" table:style-name="ce53">
            <text:p>3.213</text:p>
          </table:table-cell>
          <table:table-cell office:value-type="float" office:value="30095" table:style-name="ce53">
            <text:p>30.095</text:p>
          </table:table-cell>
          <table:table-cell office:value-type="percentage" office:value="0.10676192058481475" table:style-name="ce44">
            <text:p>10,7%</text:p>
          </table:table-cell>
          <table:table-cell office:value-type="float" office:value="190" table:style-name="ce53">
            <text:p>190</text:p>
          </table:table-cell>
          <table:table-cell office:value-type="float" office:value="8536" table:style-name="ce53">
            <text:p>8.536</text:p>
          </table:table-cell>
          <table:table-cell office:value-type="percentage" office:value="2.2258669165885661E-2" table:style-name="ce44">
            <text:p>2,2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8771" table:style-name="ce57">
            <text:p>8.771</text:p>
          </table:table-cell>
          <table:table-cell office:value-type="float" office:value="66178" table:style-name="ce57">
            <text:p>66.178</text:p>
          </table:table-cell>
          <table:table-cell office:value-type="percentage" office:value="0.13253649248995134" table:style-name="ce49">
            <text:p>13,3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267" table:style-name="ce54">
            <text:p>1.267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5736" table:style-name="ce54">
            <text:p>5.736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4720" table:style-name="ce54">
            <text:p>34.72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519" table:style-name="ce54">
            <text:p>3.519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5246" table:style-name="ce58">
            <text:p>45.246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2241616" table:style-name="ce55">
            <text:p>2.241.616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7909657786948876" table:style-name="ce46">
            <text:p>79,1%</text:p>
          </table:table-cell>
          <table:table-cell office:value-type="float" office:value="198246" table:style-name="ce55">
            <text:p>198.246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5.0061552330844722E-2" table:style-name="ce46">
            <text:p>5,0%</text:p>
          </table:table-cell>
          <table:table-cell office:value-type="float" office:value="686301" table:style-name="ce55">
            <text:p>686.301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0.12859336711769526" table:style-name="ce46">
            <text:p>12,9%</text:p>
          </table:table-cell>
          <table:table-cell office:value-type="float" office:value="822495" table:style-name="ce55">
            <text:p>822.495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0.11694287153153865" table:style-name="ce46">
            <text:p>11,7%</text:p>
          </table:table-cell>
          <table:table-cell office:value-type="float" office:value="1778611" table:style-name="ce55">
            <text:p>1.778.611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0.10646468152106957" table:style-name="ce46">
            <text:p>10,6%</text:p>
          </table:table-cell>
          <table:table-cell office:value-type="float" office:value="162511" table:style-name="ce55">
            <text:p>162.511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4.9092544208242217E-2" table:style-name="ce46">
            <text:p>4,9%</text:p>
          </table:table-cell>
          <table:table-cell office:value-type="float" office:value="1108" table:style-name="ce55">
            <text:p>1.108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1.1674845029076475E-3" table:style-name="ce46">
            <text:p>0,1%</text:p>
          </table:table-cell>
          <table:table-cell office:value-type="float" office:value="5890888" table:style-name="ce55">
            <text:p>5.890.888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0.14679576699841829" table:style-name="ce46">
            <text:p>14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pauta completa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pauta completa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253172" table:style-name="ce52">
            <text:p>253.172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61224233161473796" table:style-name="ce43">
            <text:p>61,2%</text:p>
          </table:table-cell>
          <table:table-cell office:value-type="float" office:value="13475" table:style-name="ce52">
            <text:p>13.475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2.0718624929080033E-2" table:style-name="ce43">
            <text:p>2,1%</text:p>
          </table:table-cell>
          <table:table-cell office:value-type="float" office:value="42029" table:style-name="ce52">
            <text:p>42.029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4.5875825604406277E-2" table:style-name="ce43">
            <text:p>4,6%</text:p>
          </table:table-cell>
          <table:table-cell office:value-type="float" office:value="70857" table:style-name="ce52">
            <text:p>70.857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5.6012508883251738E-2" table:style-name="ce43">
            <text:p>5,6%</text:p>
          </table:table-cell>
          <table:table-cell office:value-type="float" office:value="130617" table:style-name="ce52">
            <text:p>130.617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4.3403277949850813E-2" table:style-name="ce43">
            <text:p>4,3%</text:p>
          </table:table-cell>
          <table:table-cell office:value-type="float" office:value="11808" table:style-name="ce52">
            <text:p>11.808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1.8867261275137975E-2" table:style-name="ce43">
            <text:p>1,9%</text:p>
          </table:table-cell>
          <table:table-cell office:value-type="float" office:value="83" table:style-name="ce52">
            <text:p>83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4.5624199515174169E-4" table:style-name="ce43">
            <text:p>0,0%</text:p>
          </table:table-cell>
          <table:table-cell office:value-type="float" office:value="522041" table:style-name="ce56">
            <text:p>522.041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7.392031364672802E-2" table:style-name="ce48">
            <text:p>7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47308" table:style-name="ce53">
            <text:p>47.308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47879198842187293" table:style-name="ce44">
            <text:p>47,9%</text:p>
          </table:table-cell>
          <table:table-cell office:value-type="float" office:value="3171" table:style-name="ce53">
            <text:p>3.171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2.6657139254339875E-2" table:style-name="ce44">
            <text:p>2,7%</text:p>
          </table:table-cell>
          <table:table-cell office:value-type="float" office:value="9378" table:style-name="ce53">
            <text:p>9.378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5.9974291250711464E-2" table:style-name="ce44">
            <text:p>6,0%</text:p>
          </table:table-cell>
          <table:table-cell office:value-type="float" office:value="13951" table:style-name="ce53">
            <text:p>13.951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7.0365065114543088E-2" table:style-name="ce44">
            <text:p>7,0%</text:p>
          </table:table-cell>
          <table:table-cell office:value-type="float" office:value="21543" table:style-name="ce53">
            <text:p>21.543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4.8293703189765134E-2" table:style-name="ce44">
            <text:p>4,8%</text:p>
          </table:table-cell>
          <table:table-cell office:value-type="float" office:value="1436" table:style-name="ce53">
            <text:p>1.436</text:p>
          </table:table-cell>
          <table:table-cell office:value-type="float" office:value="89180" table:style-name="ce53">
            <text:p>89.180</text:p>
          </table:table-cell>
          <table:table-cell office:value-type="percentage" office:value="1.6102265081856918E-2" table:style-name="ce44">
            <text:p>1,6%</text:p>
          </table:table-cell>
          <table:table-cell office:value-type="float" office:value="25" table:style-name="ce53">
            <text:p>25</text:p>
          </table:table-cell>
          <table:table-cell office:value-type="float" office:value="25106" table:style-name="ce53">
            <text:p>25.106</text:p>
          </table:table-cell>
          <table:table-cell office:value-type="percentage" office:value="9.9577790169680554E-4" table:style-name="ce44">
            <text:p>0,1%</text:p>
          </table:table-cell>
          <table:table-cell office:value-type="float" office:value="96812" table:style-name="ce57">
            <text:p>96.812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8.5465286679308305E-2" table:style-name="ce49">
            <text:p>8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42525" table:style-name="ce53">
            <text:p>42.525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48419602395645939" table:style-name="ce44">
            <text:p>48,4%</text:p>
          </table:table-cell>
          <table:table-cell office:value-type="float" office:value="3594" table:style-name="ce53">
            <text:p>3.594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289732629131617E-2" table:style-name="ce44">
            <text:p>3,3%</text:p>
          </table:table-cell>
          <table:table-cell office:value-type="float" office:value="9870" table:style-name="ce53">
            <text:p>9.870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6.5953010985486324E-2" table:style-name="ce44">
            <text:p>6,6%</text:p>
          </table:table-cell>
          <table:table-cell office:value-type="float" office:value="13542" table:style-name="ce53">
            <text:p>13.542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8.3261090104214702E-2" table:style-name="ce44">
            <text:p>8,3%</text:p>
          </table:table-cell>
          <table:table-cell office:value-type="float" office:value="20914" table:style-name="ce53">
            <text:p>20.914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6.4931153852124376E-2" table:style-name="ce44">
            <text:p>6,5%</text:p>
          </table:table-cell>
          <table:table-cell office:value-type="float" office:value="2324" table:style-name="ce53">
            <text:p>2.324</text:p>
          </table:table-cell>
          <table:table-cell office:value-type="float" office:value="54179" table:style-name="ce53">
            <text:p>54.179</text:p>
          </table:table-cell>
          <table:table-cell office:value-type="percentage" office:value="4.28948485575592E-2" table:style-name="ce44">
            <text:p>4,3%</text:p>
          </table:table-cell>
          <table:table-cell office:value-type="float" office:value="25" table:style-name="ce53">
            <text:p>25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6063740923986378E-3" table:style-name="ce44">
            <text:p>0,2%</text:p>
          </table:table-cell>
          <table:table-cell office:value-type="float" office:value="92794" table:style-name="ce57">
            <text:p>92.794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0296612661435915" table:style-name="ce49">
            <text:p>10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16073" table:style-name="ce53">
            <text:p>16.073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32443179524443905" table:style-name="ce44">
            <text:p>32,4%</text:p>
          </table:table-cell>
          <table:table-cell office:value-type="float" office:value="2113" table:style-name="ce53">
            <text:p>2.113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6243231159024293E-2" table:style-name="ce44">
            <text:p>2,6%</text:p>
          </table:table-cell>
          <table:table-cell office:value-type="float" office:value="4915" table:style-name="ce53">
            <text:p>4.915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4.1925770487328436E-2" table:style-name="ce44">
            <text:p>4,2%</text:p>
          </table:table-cell>
          <table:table-cell office:value-type="float" office:value="7585" table:style-name="ce53">
            <text:p>7.585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4.5748716804284759E-2" table:style-name="ce44">
            <text:p>4,6%</text:p>
          </table:table-cell>
          <table:table-cell office:value-type="float" office:value="17406" table:style-name="ce53">
            <text:p>17.406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3.7508565813461361E-2" table:style-name="ce44">
            <text:p>3,8%</text:p>
          </table:table-cell>
          <table:table-cell office:value-type="float" office:value="1232" table:style-name="ce53">
            <text:p>1.232</text:p>
          </table:table-cell>
          <table:table-cell office:value-type="float" office:value="85839" table:style-name="ce53">
            <text:p>85.839</text:p>
          </table:table-cell>
          <table:table-cell office:value-type="percentage" office:value="1.4352450517829891E-2" table:style-name="ce44">
            <text:p>1,4%</text:p>
          </table:table-cell>
          <table:table-cell office:value-type="float" office:value="30" table:style-name="ce53">
            <text:p>30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2875536480686696E-3" table:style-name="ce44">
            <text:p>0,1%</text:p>
          </table:table-cell>
          <table:table-cell office:value-type="float" office:value="49354" table:style-name="ce57">
            <text:p>49.354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5.00406071709932E-2" table:style-name="ce49">
            <text:p>5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33676" table:style-name="ce53">
            <text:p>33.676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37319916662972652" table:style-name="ce44">
            <text:p>37,3%</text:p>
          </table:table-cell>
          <table:table-cell office:value-type="float" office:value="12906" table:style-name="ce53">
            <text:p>12.906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8.3517223081452915E-2" table:style-name="ce44">
            <text:p>8,4%</text:p>
          </table:table-cell>
          <table:table-cell office:value-type="float" office:value="9124" table:style-name="ce53">
            <text:p>9.124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3.8810338080411073E-2" table:style-name="ce44">
            <text:p>3,9%</text:p>
          </table:table-cell>
          <table:table-cell office:value-type="float" office:value="16904" table:style-name="ce53">
            <text:p>16.904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4.822659423928425E-2" table:style-name="ce44">
            <text:p>4,8%</text:p>
          </table:table-cell>
          <table:table-cell office:value-type="float" office:value="34223" table:style-name="ce53">
            <text:p>34.223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4.1113103983488927E-2" table:style-name="ce44">
            <text:p>4,1%</text:p>
          </table:table-cell>
          <table:table-cell office:value-type="float" office:value="2360" table:style-name="ce53">
            <text:p>2.360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1.4399111648027138E-2" table:style-name="ce44">
            <text:p>1,4%</text:p>
          </table:table-cell>
          <table:table-cell office:value-type="float" office:value="19" table:style-name="ce53">
            <text:p>19</text:p>
          </table:table-cell>
          <table:table-cell office:value-type="float" office:value="44352" table:style-name="ce53">
            <text:p>44.352</text:p>
          </table:table-cell>
          <table:table-cell office:value-type="percentage" office:value="4.2839105339105338E-4" table:style-name="ce44">
            <text:p>0,0%</text:p>
          </table:table-cell>
          <table:table-cell office:value-type="float" office:value="109212" table:style-name="ce57">
            <text:p>109.212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5.8369895132795627E-2" table:style-name="ce49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22902" table:style-name="ce53">
            <text:p>22.902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55801374202036935" table:style-name="ce44">
            <text:p>55,8%</text:p>
          </table:table-cell>
          <table:table-cell office:value-type="float" office:value="1667" table:style-name="ce53">
            <text:p>1.66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1413711227527986E-2" table:style-name="ce44">
            <text:p>3,1%</text:p>
          </table:table-cell>
          <table:table-cell office:value-type="float" office:value="3712" table:style-name="ce53">
            <text:p>3.712</text:p>
          </table:table-cell>
          <table:table-cell office:value-type="float" office:value="77345" table:style-name="ce53">
            <text:p>77.345</text:p>
          </table:table-cell>
          <table:table-cell office:value-type="percentage" office:value="4.7992759712974335E-2" table:style-name="ce44">
            <text:p>4,8%</text:p>
          </table:table-cell>
          <table:table-cell office:value-type="float" office:value="5528" table:style-name="ce53">
            <text:p>5.528</text:p>
          </table:table-cell>
          <table:table-cell office:value-type="float" office:value="89964" table:style-name="ce53">
            <text:p>89.964</text:p>
          </table:table-cell>
          <table:table-cell office:value-type="percentage" office:value="6.1446800942599265E-2" table:style-name="ce44">
            <text:p>6,1%</text:p>
          </table:table-cell>
          <table:table-cell office:value-type="float" office:value="10407" table:style-name="ce53">
            <text:p>10.407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5.3577771943101614E-2" table:style-name="ce44">
            <text:p>5,4%</text:p>
          </table:table-cell>
          <table:table-cell office:value-type="float" office:value="595" table:style-name="ce53">
            <text:p>595</text:p>
          </table:table-cell>
          <table:table-cell office:value-type="float" office:value="34935" table:style-name="ce53">
            <text:p>34.935</text:p>
          </table:table-cell>
          <table:table-cell office:value-type="percentage" office:value="1.7031630170316302E-2" table:style-name="ce44">
            <text:p>1,7%</text:p>
          </table:table-cell>
          <table:table-cell office:value-type="float" office:value="3" table:style-name="ce53">
            <text:p>3</text:p>
          </table:table-cell>
          <table:table-cell office:value-type="float" office:value="10791" table:style-name="ce53">
            <text:p>10.791</text:p>
          </table:table-cell>
          <table:table-cell office:value-type="percentage" office:value="2.7800945232137893E-4" table:style-name="ce44">
            <text:p>0,0%</text:p>
          </table:table-cell>
          <table:table-cell office:value-type="float" office:value="44814" table:style-name="ce57">
            <text:p>44.814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8.9380594514384182E-2" table:style-name="ce49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05646" table:style-name="ce53">
            <text:p>105.646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47235722557308735" table:style-name="ce44">
            <text:p>47,2%</text:p>
          </table:table-cell>
          <table:table-cell office:value-type="float" office:value="9128" table:style-name="ce53">
            <text:p>9.128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3.7194898333401248E-2" table:style-name="ce44">
            <text:p>3,7%</text:p>
          </table:table-cell>
          <table:table-cell office:value-type="float" office:value="19865" table:style-name="ce53">
            <text:p>19.865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6.2355803186062937E-2" table:style-name="ce44">
            <text:p>6,2%</text:p>
          </table:table-cell>
          <table:table-cell office:value-type="float" office:value="29714" table:style-name="ce53">
            <text:p>29.714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7.7953695809011611E-2" table:style-name="ce44">
            <text:p>7,8%</text:p>
          </table:table-cell>
          <table:table-cell office:value-type="float" office:value="41320" table:style-name="ce53">
            <text:p>41.320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5.591717978212328E-2" table:style-name="ce44">
            <text:p>5,6%</text:p>
          </table:table-cell>
          <table:table-cell office:value-type="float" office:value="2583" table:style-name="ce53">
            <text:p>2.583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1.7885086759634957E-2" table:style-name="ce44">
            <text:p>1,8%</text:p>
          </table:table-cell>
          <table:table-cell office:value-type="float" office:value="82" table:style-name="ce53">
            <text:p>82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0155343624029104E-3" table:style-name="ce44">
            <text:p>0,2%</text:p>
          </table:table-cell>
          <table:table-cell office:value-type="float" office:value="208338" table:style-name="ce57">
            <text:p>208.338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9.9546412993048311E-2" table:style-name="ce49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54253" table:style-name="ce53">
            <text:p>54.253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40129739485480126" table:style-name="ce44">
            <text:p>40,1%</text:p>
          </table:table-cell>
          <table:table-cell office:value-type="float" office:value="5274" table:style-name="ce53">
            <text:p>5.274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3.3148754564710468E-2" table:style-name="ce44">
            <text:p>3,3%</text:p>
          </table:table-cell>
          <table:table-cell office:value-type="float" office:value="13182" table:style-name="ce53">
            <text:p>13.182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6.0344985442493268E-2" table:style-name="ce44">
            <text:p>6,0%</text:p>
          </table:table-cell>
          <table:table-cell office:value-type="float" office:value="21676" table:style-name="ce53">
            <text:p>21.676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7.0496100534021944E-2" table:style-name="ce44">
            <text:p>7,0%</text:p>
          </table:table-cell>
          <table:table-cell office:value-type="float" office:value="33458" table:style-name="ce53">
            <text:p>33.458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4.7266074745890813E-2" table:style-name="ce44">
            <text:p>4,7%</text:p>
          </table:table-cell>
          <table:table-cell office:value-type="float" office:value="3279" table:style-name="ce53">
            <text:p>3.279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2.1930469909977393E-2" table:style-name="ce44">
            <text:p>2,2%</text:p>
          </table:table-cell>
          <table:table-cell office:value-type="float" office:value="78" table:style-name="ce53">
            <text:p>78</text:p>
          </table:table-cell>
          <table:table-cell office:value-type="float" office:value="42364" table:style-name="ce53">
            <text:p>42.364</text:p>
          </table:table-cell>
          <table:table-cell office:value-type="percentage" office:value="1.8411859125672741E-3" table:style-name="ce44">
            <text:p>0,2%</text:p>
          </table:table-cell>
          <table:table-cell office:value-type="float" office:value="131200" table:style-name="ce57">
            <text:p>131.200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7.6280666339528042E-2" table:style-name="ce49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158522" table:style-name="ce53">
            <text:p>158.522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35447991484718111" table:style-name="ce44">
            <text:p>35,4%</text:p>
          </table:table-cell>
          <table:table-cell office:value-type="float" office:value="26519" table:style-name="ce53">
            <text:p>26.519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4.1743009513735413E-2" table:style-name="ce44">
            <text:p>4,2%</text:p>
          </table:table-cell>
          <table:table-cell office:value-type="float" office:value="47243" table:style-name="ce53">
            <text:p>47.243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5.6403895012321154E-2" table:style-name="ce44">
            <text:p>5,6%</text:p>
          </table:table-cell>
          <table:table-cell office:value-type="float" office:value="66144" table:style-name="ce53">
            <text:p>66.144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6.0583634065471063E-2" table:style-name="ce44">
            <text:p>6,1%</text:p>
          </table:table-cell>
          <table:table-cell office:value-type="float" office:value="125432" table:style-name="ce53">
            <text:p>125.432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4.4739205585909103E-2" table:style-name="ce44">
            <text:p>4,5%</text:p>
          </table:table-cell>
          <table:table-cell office:value-type="float" office:value="15765" table:style-name="ce53">
            <text:p>15.765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2.8338210657252352E-2" table:style-name="ce44">
            <text:p>2,8%</text:p>
          </table:table-cell>
          <table:table-cell office:value-type="float" office:value="192" table:style-name="ce53">
            <text:p>192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201020867737577E-3" table:style-name="ce44">
            <text:p>0,1%</text:p>
          </table:table-cell>
          <table:table-cell office:value-type="float" office:value="439817" table:style-name="ce57">
            <text:p>439.817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6.7336195495845005E-2" table:style-name="ce49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123996" table:style-name="ce53">
            <text:p>123.996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44839819043796175" table:style-name="ce44">
            <text:p>44,8%</text:p>
          </table:table-cell>
          <table:table-cell office:value-type="float" office:value="9950" table:style-name="ce53">
            <text:p>9.950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2724054610813452E-2" table:style-name="ce44">
            <text:p>2,3%</text:p>
          </table:table-cell>
          <table:table-cell office:value-type="float" office:value="23008" table:style-name="ce53">
            <text:p>23.008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3.961923654447521E-2" table:style-name="ce44">
            <text:p>4,0%</text:p>
          </table:table-cell>
          <table:table-cell office:value-type="float" office:value="33286" table:style-name="ce53">
            <text:p>33.286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4.4243647103547092E-2" table:style-name="ce44">
            <text:p>4,4%</text:p>
          </table:table-cell>
          <table:table-cell office:value-type="float" office:value="67423" table:style-name="ce53">
            <text:p>67.423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3.8179082621589193E-2" table:style-name="ce44">
            <text:p>3,8%</text:p>
          </table:table-cell>
          <table:table-cell office:value-type="float" office:value="5106" table:style-name="ce53">
            <text:p>5.106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1.4471394480123797E-2" table:style-name="ce44">
            <text:p>1,4%</text:p>
          </table:table-cell>
          <table:table-cell office:value-type="float" office:value="91" table:style-name="ce53">
            <text:p>91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8.8307504197032477E-4" table:style-name="ce44">
            <text:p>0,1%</text:p>
          </table:table-cell>
          <table:table-cell office:value-type="float" office:value="262860" table:style-name="ce57">
            <text:p>262.860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6.1569740273885329E-2" table:style-name="ce49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34338" table:style-name="ce53">
            <text:p>34.338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45178606670613775" table:style-name="ce44">
            <text:p>45,2%</text:p>
          </table:table-cell>
          <table:table-cell office:value-type="float" office:value="3005" table:style-name="ce53">
            <text:p>3.005</text:p>
          </table:table-cell>
          <table:table-cell office:value-type="float" office:value="91876" table:style-name="ce53">
            <text:p>91.876</text:p>
          </table:table-cell>
          <table:table-cell office:value-type="percentage" office:value="3.2707126997257176E-2" table:style-name="ce44">
            <text:p>3,3%</text:p>
          </table:table-cell>
          <table:table-cell office:value-type="float" office:value="7161" table:style-name="ce53">
            <text:p>7.161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5.7152206357694121E-2" table:style-name="ce44">
            <text:p>5,7%</text:p>
          </table:table-cell>
          <table:table-cell office:value-type="float" office:value="12206" table:style-name="ce53">
            <text:p>12.206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7.2132658850226933E-2" table:style-name="ce44">
            <text:p>7,2%</text:p>
          </table:table-cell>
          <table:table-cell office:value-type="float" office:value="19146" table:style-name="ce53">
            <text:p>19.146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5.4426371177276577E-2" table:style-name="ce44">
            <text:p>5,4%</text:p>
          </table:table-cell>
          <table:table-cell office:value-type="float" office:value="880" table:style-name="ce53">
            <text:p>880</text:p>
          </table:table-cell>
          <table:table-cell office:value-type="float" office:value="76088" table:style-name="ce53">
            <text:p>76.088</text:p>
          </table:table-cell>
          <table:table-cell office:value-type="percentage" office:value="1.156555567237935E-2" table:style-name="ce44">
            <text:p>1,2%</text:p>
          </table:table-cell>
          <table:table-cell office:value-type="float" office:value="35" table:style-name="ce53">
            <text:p>35</text:p>
          </table:table-cell>
          <table:table-cell office:value-type="float" office:value="20953" table:style-name="ce53">
            <text:p>20.953</text:p>
          </table:table-cell>
          <table:table-cell office:value-type="percentage" office:value="1.6704051925738558E-3" table:style-name="ce44">
            <text:p>0,2%</text:p>
          </table:table-cell>
          <table:table-cell office:value-type="float" office:value="76771" table:style-name="ce57">
            <text:p>76.771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8.4251431882556543E-2" table:style-name="ce49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88314" table:style-name="ce53">
            <text:p>88.314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37692379919932395" table:style-name="ce44">
            <text:p>37,7%</text:p>
          </table:table-cell>
          <table:table-cell office:value-type="float" office:value="4244" table:style-name="ce53">
            <text:p>4.244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4646502992110767E-2" table:style-name="ce44">
            <text:p>1,5%</text:p>
          </table:table-cell>
          <table:table-cell office:value-type="float" office:value="16132" table:style-name="ce53">
            <text:p>16.132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4.649969590144324E-2" table:style-name="ce44">
            <text:p>4,6%</text:p>
          </table:table-cell>
          <table:table-cell office:value-type="float" office:value="23096" table:style-name="ce53">
            <text:p>23.096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5.6902256528262654E-2" table:style-name="ce44">
            <text:p>5,7%</text:p>
          </table:table-cell>
          <table:table-cell office:value-type="float" office:value="37940" table:style-name="ce53">
            <text:p>37.940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4.2676973331953513E-2" table:style-name="ce44">
            <text:p>4,3%</text:p>
          </table:table-cell>
          <table:table-cell office:value-type="float" office:value="1443" table:style-name="ce53">
            <text:p>1.443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9.4471177452617114E-3" table:style-name="ce44">
            <text:p>0,9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171172" table:style-name="ce57">
            <text:p>171.172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7.2449371318476813E-2" table:style-name="ce49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2218" table:style-name="ce53">
            <text:p>12.218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55018687801143784" table:style-name="ce44">
            <text:p>55,0%</text:p>
          </table:table-cell>
          <table:table-cell office:value-type="float" office:value="656" table:style-name="ce53">
            <text:p>656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3324444444444443E-2" table:style-name="ce44">
            <text:p>2,3%</text:p>
          </table:table-cell>
          <table:table-cell office:value-type="float" office:value="2331" table:style-name="ce53">
            <text:p>2.331</text:p>
          </table:table-cell>
          <table:table-cell office:value-type="float" office:value="37718" table:style-name="ce53">
            <text:p>37.718</text:p>
          </table:table-cell>
          <table:table-cell office:value-type="percentage" office:value="6.180073174611591E-2" table:style-name="ce44">
            <text:p>6,2%</text:p>
          </table:table-cell>
          <table:table-cell office:value-type="float" office:value="3317" table:style-name="ce53">
            <text:p>3.317</text:p>
          </table:table-cell>
          <table:table-cell office:value-type="float" office:value="47664" table:style-name="ce53">
            <text:p>47.664</text:p>
          </table:table-cell>
          <table:table-cell office:value-type="percentage" office:value="6.9591305807317885E-2" table:style-name="ce44">
            <text:p>7,0%</text:p>
          </table:table-cell>
          <table:table-cell office:value-type="float" office:value="4664" table:style-name="ce53">
            <text:p>4.664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4.333847497630508E-2" table:style-name="ce44">
            <text:p>4,3%</text:p>
          </table:table-cell>
          <table:table-cell office:value-type="float" office:value="372" table:style-name="ce53">
            <text:p>372</text:p>
          </table:table-cell>
          <table:table-cell office:value-type="float" office:value="21170" table:style-name="ce53">
            <text:p>21.170</text:p>
          </table:table-cell>
          <table:table-cell office:value-type="percentage" office:value="1.7572035899858288E-2" table:style-name="ce44">
            <text:p>1,8%</text:p>
          </table:table-cell>
          <table:table-cell office:value-type="float" office:value="2" table:style-name="ce53">
            <text:p>2</text:p>
          </table:table-cell>
          <table:table-cell office:value-type="float" office:value="6286" table:style-name="ce53">
            <text:p>6.286</text:p>
          </table:table-cell>
          <table:table-cell office:value-type="percentage" office:value="3.1816735602927139E-4" table:style-name="ce44">
            <text:p>0,0%</text:p>
          </table:table-cell>
          <table:table-cell office:value-type="float" office:value="23560" table:style-name="ce57">
            <text:p>23.560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8.7005332584900369E-2" table:style-name="ce49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169388" table:style-name="ce53">
            <text:p>169.388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46519573110111445" table:style-name="ce44">
            <text:p>46,5%</text:p>
          </table:table-cell>
          <table:table-cell office:value-type="float" office:value="7525" table:style-name="ce53">
            <text:p>7.525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1.4303880961296835E-2" table:style-name="ce44">
            <text:p>1,4%</text:p>
          </table:table-cell>
          <table:table-cell office:value-type="float" office:value="29264" table:style-name="ce53">
            <text:p>29.264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4.1608194243612111E-2" table:style-name="ce44">
            <text:p>4,2%</text:p>
          </table:table-cell>
          <table:table-cell office:value-type="float" office:value="49932" table:style-name="ce53">
            <text:p>49.932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5.1329021991543849E-2" table:style-name="ce44">
            <text:p>5,1%</text:p>
          </table:table-cell>
          <table:table-cell office:value-type="float" office:value="108440" table:style-name="ce53">
            <text:p>108.44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4.3138960042359245E-2" table:style-name="ce44">
            <text:p>4,3%</text:p>
          </table:table-cell>
          <table:table-cell office:value-type="float" office:value="12784" table:style-name="ce53">
            <text:p>12.784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2.6649100717924774E-2" table:style-name="ce44">
            <text:p>2,7%</text:p>
          </table:table-cell>
          <table:table-cell office:value-type="float" office:value="35" table:style-name="ce53">
            <text:p>35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2.5761624012777764E-4" table:style-name="ce44">
            <text:p>0,0%</text:p>
          </table:table-cell>
          <table:table-cell office:value-type="float" office:value="377368" table:style-name="ce57">
            <text:p>377.368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6.6255789752938346E-2" table:style-name="ce49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37090" table:style-name="ce53">
            <text:p>37.090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53159622192601508" table:style-name="ce44">
            <text:p>53,2%</text:p>
          </table:table-cell>
          <table:table-cell office:value-type="float" office:value="2330" table:style-name="ce53">
            <text:p>2.330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2643563105569538E-2" table:style-name="ce44">
            <text:p>2,3%</text:p>
          </table:table-cell>
          <table:table-cell office:value-type="float" office:value="7402" table:style-name="ce53">
            <text:p>7.402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5.038493216889367E-2" table:style-name="ce44">
            <text:p>5,0%</text:p>
          </table:table-cell>
          <table:table-cell office:value-type="float" office:value="13730" table:style-name="ce53">
            <text:p>13.730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6.4382713733728475E-2" table:style-name="ce44">
            <text:p>6,4%</text:p>
          </table:table-cell>
          <table:table-cell office:value-type="float" office:value="27326" table:style-name="ce53">
            <text:p>27.326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4.956962622332272E-2" table:style-name="ce44">
            <text:p>5,0%</text:p>
          </table:table-cell>
          <table:table-cell office:value-type="float" office:value="2485" table:style-name="ce53">
            <text:p>2.485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2.094095241305502E-2" table:style-name="ce44">
            <text:p>2,1%</text:p>
          </table:table-cell>
          <table:table-cell office:value-type="float" office:value="95" table:style-name="ce53">
            <text:p>95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7368057156026736E-3" table:style-name="ce44">
            <text:p>0,3%</text:p>
          </table:table-cell>
          <table:table-cell office:value-type="float" office:value="90458" table:style-name="ce57">
            <text:p>90.458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7.30986141987056E-2" table:style-name="ce49">
            <text:p>7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13618" table:style-name="ce53">
            <text:p>13.618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33080697663120051" table:style-name="ce44">
            <text:p>33,1%</text:p>
          </table:table-cell>
          <table:table-cell office:value-type="float" office:value="1725" table:style-name="ce53">
            <text:p>1.725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0918411241755091E-2" table:style-name="ce44">
            <text:p>3,1%</text:p>
          </table:table-cell>
          <table:table-cell office:value-type="float" office:value="3964" table:style-name="ce53">
            <text:p>3.964</text:p>
          </table:table-cell>
          <table:table-cell office:value-type="float" office:value="73844" table:style-name="ce53">
            <text:p>73.844</text:p>
          </table:table-cell>
          <table:table-cell office:value-type="percentage" office:value="5.3680732354693679E-2" table:style-name="ce44">
            <text:p>5,4%</text:p>
          </table:table-cell>
          <table:table-cell office:value-type="float" office:value="7398" table:style-name="ce53">
            <text:p>7.398</text:p>
          </table:table-cell>
          <table:table-cell office:value-type="float" office:value="96694" table:style-name="ce53">
            <text:p>96.694</text:p>
          </table:table-cell>
          <table:table-cell office:value-type="percentage" office:value="7.6509400790121418E-2" table:style-name="ce44">
            <text:p>7,7%</text:p>
          </table:table-cell>
          <table:table-cell office:value-type="float" office:value="12050" table:style-name="ce53">
            <text:p>12.050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5.402909051778252E-2" table:style-name="ce44">
            <text:p>5,4%</text:p>
          </table:table-cell>
          <table:table-cell office:value-type="float" office:value="879" table:style-name="ce53">
            <text:p>87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1.8121843108957838E-2" table:style-name="ce44">
            <text:p>1,8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39638" table:style-name="ce57">
            <text:p>39.638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7.1686545434816021E-2" table:style-name="ce49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37981" table:style-name="ce53">
            <text:p>37.981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24046217157328267" table:style-name="ce44">
            <text:p>24,0%</text:p>
          </table:table-cell>
          <table:table-cell office:value-type="float" office:value="3360" table:style-name="ce53">
            <text:p>3.360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5768651357934305E-2" table:style-name="ce44">
            <text:p>1,6%</text:p>
          </table:table-cell>
          <table:table-cell office:value-type="float" office:value="11091" table:style-name="ce53">
            <text:p>11.091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3.9593886883788676E-2" table:style-name="ce44">
            <text:p>4,0%</text:p>
          </table:table-cell>
          <table:table-cell office:value-type="float" office:value="19548" table:style-name="ce53">
            <text:p>19.548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5.7498007218135347E-2" table:style-name="ce44">
            <text:p>5,7%</text:p>
          </table:table-cell>
          <table:table-cell office:value-type="float" office:value="30857" table:style-name="ce53">
            <text:p>30.857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4.2570245664959185E-2" table:style-name="ce44">
            <text:p>4,3%</text:p>
          </table:table-cell>
          <table:table-cell office:value-type="float" office:value="2696" table:style-name="ce53">
            <text:p>2.696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1.9212816145606919E-2" table:style-name="ce44">
            <text:p>1,9%</text:p>
          </table:table-cell>
          <table:table-cell office:value-type="float" office:value="2" table:style-name="ce53">
            <text:p>2</text:p>
          </table:table-cell>
          <table:table-cell office:value-type="float" office:value="41824" table:style-name="ce53">
            <text:p>41.824</text:p>
          </table:table-cell>
          <table:table-cell office:value-type="percentage" office:value="4.7819433817903595E-5" table:style-name="ce44">
            <text:p>0,0%</text:p>
          </table:table-cell>
          <table:table-cell office:value-type="float" office:value="105535" table:style-name="ce57">
            <text:p>105.535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5.5599663457004629E-2" table:style-name="ce49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582" table:style-name="ce53">
            <text:p>1.582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072936660268714" table:style-name="ce44">
            <text:p>60,7%</text:p>
          </table:table-cell>
          <table:table-cell office:value-type="float" office:value="373" table:style-name="ce53">
            <text:p>373</text:p>
          </table:table-cell>
          <table:table-cell office:value-type="float" office:value="4318" table:style-name="ce53">
            <text:p>4.318</text:p>
          </table:table-cell>
          <table:table-cell office:value-type="percentage" office:value="8.6382584529874948E-2" table:style-name="ce44">
            <text:p>8,6%</text:p>
          </table:table-cell>
          <table:table-cell office:value-type="float" office:value="310" table:style-name="ce53">
            <text:p>310</text:p>
          </table:table-cell>
          <table:table-cell office:value-type="float" office:value="7857" table:style-name="ce53">
            <text:p>7.857</text:p>
          </table:table-cell>
          <table:table-cell office:value-type="percentage" office:value="3.945526282296042E-2" table:style-name="ce44">
            <text:p>3,9%</text:p>
          </table:table-cell>
          <table:table-cell office:value-type="float" office:value="511" table:style-name="ce53">
            <text:p>511</text:p>
          </table:table-cell>
          <table:table-cell office:value-type="float" office:value="11556" table:style-name="ce53">
            <text:p>11.556</text:p>
          </table:table-cell>
          <table:table-cell office:value-type="percentage" office:value="4.4219453097957773E-2" table:style-name="ce44">
            <text:p>4,4%</text:p>
          </table:table-cell>
          <table:table-cell office:value-type="float" office:value="813" table:style-name="ce53">
            <text:p>813</text:p>
          </table:table-cell>
          <table:table-cell office:value-type="float" office:value="30066" table:style-name="ce53">
            <text:p>30.066</text:p>
          </table:table-cell>
          <table:table-cell office:value-type="percentage" office:value="2.7040510876072642E-2" table:style-name="ce44">
            <text:p>2,7%</text:p>
          </table:table-cell>
          <table:table-cell office:value-type="float" office:value="44" table:style-name="ce53">
            <text:p>44</text:p>
          </table:table-cell>
          <table:table-cell office:value-type="float" office:value="7581" table:style-name="ce53">
            <text:p>7.581</text:p>
          </table:table-cell>
          <table:table-cell office:value-type="percentage" office:value="5.8039836433188231E-3" table:style-name="ce44">
            <text:p>0,6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3633" table:style-name="ce57">
            <text:p>3.633</text:p>
          </table:table-cell>
          <table:table-cell office:value-type="float" office:value="66158" table:style-name="ce57">
            <text:p>66.158</text:p>
          </table:table-cell>
          <table:table-cell office:value-type="percentage" office:value="5.491399377248405E-2" table:style-name="ce49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860" table:style-name="ce53">
            <text:p>860</text:p>
          </table:table-cell>
          <table:table-cell office:value-type="float" office:value="2349" table:style-name="ce53">
            <text:p>2.349</text:p>
          </table:table-cell>
          <table:table-cell office:value-type="percentage" office:value="0.36611323967645809" table:style-name="ce44">
            <text:p>36,6%</text:p>
          </table:table-cell>
          <table:table-cell office:value-type="float" office:value="57" table:style-name="ce53">
            <text:p>57</text:p>
          </table:table-cell>
          <table:table-cell office:value-type="float" office:value="3748" table:style-name="ce53">
            <text:p>3.748</text:p>
          </table:table-cell>
          <table:table-cell office:value-type="percentage" office:value="1.5208110992529349E-2" table:style-name="ce44">
            <text:p>1,5%</text:p>
          </table:table-cell>
          <table:table-cell office:value-type="float" office:value="248" table:style-name="ce53">
            <text:p>248</text:p>
          </table:table-cell>
          <table:table-cell office:value-type="float" office:value="7827" table:style-name="ce53">
            <text:p>7.827</text:p>
          </table:table-cell>
          <table:table-cell office:value-type="percentage" office:value="3.1685192283122526E-2" table:style-name="ce44">
            <text:p>3,2%</text:p>
          </table:table-cell>
          <table:table-cell office:value-type="float" office:value="429" table:style-name="ce53">
            <text:p>429</text:p>
          </table:table-cell>
          <table:table-cell office:value-type="float" office:value="11299" table:style-name="ce53">
            <text:p>11.299</text:p>
          </table:table-cell>
          <table:table-cell office:value-type="percentage" office:value="3.7967961766528009E-2" table:style-name="ce44">
            <text:p>3,8%</text:p>
          </table:table-cell>
          <table:table-cell office:value-type="float" office:value="775" table:style-name="ce53">
            <text:p>775</text:p>
          </table:table-cell>
          <table:table-cell office:value-type="float" office:value="30095" table:style-name="ce53">
            <text:p>30.095</text:p>
          </table:table-cell>
          <table:table-cell office:value-type="percentage" office:value="2.5751786010965276E-2" table:style-name="ce44">
            <text:p>2,6%</text:p>
          </table:table-cell>
          <table:table-cell office:value-type="float" office:value="55" table:style-name="ce53">
            <text:p>55</text:p>
          </table:table-cell>
          <table:table-cell office:value-type="float" office:value="8536" table:style-name="ce53">
            <text:p>8.536</text:p>
          </table:table-cell>
          <table:table-cell office:value-type="percentage" office:value="6.4432989690721646E-3" table:style-name="ce44">
            <text:p>0,6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2430" table:style-name="ce57">
            <text:p>2.430</text:p>
          </table:table-cell>
          <table:table-cell office:value-type="float" office:value="66178" table:style-name="ce57">
            <text:p>66.178</text:p>
          </table:table-cell>
          <table:table-cell office:value-type="percentage" office:value="3.6719151379612562E-2" table:style-name="ce49">
            <text:p>3,7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30" table:style-name="ce54">
            <text:p>43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20" table:style-name="ce54">
            <text:p>1.02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411" table:style-name="ce54">
            <text:p>3.411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34" table:style-name="ce54">
            <text:p>13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999" table:style-name="ce58">
            <text:p>4.999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1253462" table:style-name="ce55">
            <text:p>1.253.462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44229053811823754" table:style-name="ce46">
            <text:p>44,2%</text:p>
          </table:table-cell>
          <table:table-cell office:value-type="float" office:value="111076" table:style-name="ce55">
            <text:p>111.076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2.8049176208856212E-2" table:style-name="ce46">
            <text:p>2,8%</text:p>
          </table:table-cell>
          <table:table-cell office:value-type="float" office:value="260659" table:style-name="ce55">
            <text:p>260.659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4.8840113127521789E-2" table:style-name="ce46">
            <text:p>4,9%</text:p>
          </table:table-cell>
          <table:table-cell office:value-type="float" office:value="410374" table:style-name="ce55">
            <text:p>410.374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5.834724097032036E-2" table:style-name="ce46">
            <text:p>5,8%</text:p>
          </table:table-cell>
          <table:table-cell office:value-type="float" office:value="748165" table:style-name="ce55">
            <text:p>748.165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4.4783906346138089E-2" table:style-name="ce46">
            <text:p>4,5%</text:p>
          </table:table-cell>
          <table:table-cell office:value-type="float" office:value="68260" table:style-name="ce55">
            <text:p>68.260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2.0620493798294354E-2" table:style-name="ce46">
            <text:p>2,1%</text:p>
          </table:table-cell>
          <table:table-cell office:value-type="float" office:value="810" table:style-name="ce55">
            <text:p>810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8.5348596331696251E-4" table:style-name="ce46">
            <text:p>0,1%</text:p>
          </table:table-cell>
          <table:table-cell office:value-type="float" office:value="2852806" table:style-name="ce55">
            <text:p>2.852.806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7.1089425714372712E-2" table:style-name="ce46">
            <text:p>7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05T14:49:38Z</dc:date>
  </office:meta>
</office:document-meta>
</file>